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</office:font-face-decls>
  <office:automatic-styles>
    <style:style style:name="Таблица5" style:family="table">
      <style:table-properties style:width="2.4431in" table:align="left"/>
    </style:style>
    <style:style style:name="Таблица5.A" style:family="table-column">
      <style:table-column-properties style:column-width="2.4431in"/>
    </style:style>
    <style:style style:name="Таблица5.1" style:family="table-row">
      <style:table-row-properties style:min-row-height="0.4354in"/>
    </style:style>
    <style:style style:name="Таблица5.A1" style:family="table-cell">
      <style:table-cell-properties fo:padding="0.0382in" fo:border="0.5pt solid #ffffff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5a474" officeooo:paragraph-rsid="0066ba27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-hatch-name="hatch"/>
      <style:paragraph-properties fo:margin-left="0in" fo:margin-right="0in" fo:margin-top="0in" fo:margin-bottom="0.0398in" style:contextual-spacing="false" fo:line-height="150%" fo:text-align="end" style:justify-single-word="false" fo:text-indent="0in" style:auto-text-indent="false"/>
      <style:text-properties style:font-name="Times New Roman" fo:font-size="16pt" fo:font-weight="normal" officeooo:rsid="0004a315" officeooo:paragraph-rsid="00bd42d1" style:font-size-asian="16pt" style:font-weight-asian="normal" style:font-size-complex="16pt" style:font-weight-complex="normal"/>
    </style:style>
    <style:style style:name="P3" style:family="paragraph" style:parent-style-name="Standard">
      <loext:graphic-properties draw:fill-hatch-name="hatch"/>
      <style:paragraph-properties fo:margin-left="0in" fo:margin-right="0in" fo:margin-top="0in" fo:margin-bottom="0.0398in" style:contextual-spacing="false" fo:line-height="150%" fo:text-align="center" style:justify-single-word="false" fo:text-indent="0in" style:auto-text-indent="false"/>
      <style:text-properties style:font-name="Times New Roman" fo:font-size="16pt" fo:font-weight="bold" officeooo:rsid="0004a315" officeooo:paragraph-rsid="00bd42d1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-hatch-name="hatch"/>
      <style:paragraph-properties fo:margin-left="0in" fo:margin-right="0in" fo:line-height="150%" fo:text-align="justify" style:justify-single-word="false" fo:text-indent="0.5902in" style:auto-text-indent="false"/>
      <style:text-properties style:font-name="Times New Roman" fo:font-size="14pt" fo:font-weight="normal" officeooo:rsid="0004a315" officeooo:paragraph-rsid="00b81a52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-hatch-name="hatch"/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font-weight="normal" officeooo:rsid="0004a315" officeooo:paragraph-rsid="00b81a52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-hatch-name="hatch"/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font-weight="normal" officeooo:rsid="0004a315" officeooo:paragraph-rsid="01464e82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-hatch-name="hatch"/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font-weight="normal" officeooo:rsid="0143983a" officeooo:paragraph-rsid="0143983a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-hatch-name="hatch"/>
      <style:paragraph-properties fo:margin-left="0in" fo:margin-right="0in" fo:line-height="150%" fo:text-align="justify" style:justify-single-word="false" fo:text-indent="0.5902in" style:auto-text-indent="false"/>
      <style:text-properties style:font-name="Times New Roman" fo:font-size="14pt" fo:font-weight="normal" officeooo:rsid="0004a315" officeooo:paragraph-rsid="01464e82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-hatch-name="hatch"/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font-weight="normal" officeooo:rsid="0144e49f" officeooo:paragraph-rsid="0144e49f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-hatch-name="hatch"/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font-weight="normal" officeooo:rsid="0144e49f" officeooo:paragraph-rsid="014538bf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-hatch-name="hatch"/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font-weight="normal" officeooo:rsid="0004a315" officeooo:paragraph-rsid="014842ae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-hatch-name="hatch"/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font-weight="normal" officeooo:rsid="0004a315" officeooo:paragraph-rsid="0149a6be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-hatch-name="hatch"/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font-weight="normal" officeooo:rsid="014b2892" officeooo:paragraph-rsid="014b2892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-hatch-name="hatch"/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font-weight="normal" officeooo:rsid="0004a315" officeooo:paragraph-rsid="014bf9e7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-hatch-name="hatch"/>
      <style:paragraph-properties fo:margin-left="0in" fo:margin-right="0in" fo:margin-top="0in" fo:margin-bottom="0.0398in" style:contextual-spacing="false" fo:text-align="center" style:justify-single-word="false" fo:text-indent="0in" style:auto-text-indent="false" fo:break-before="page"/>
      <style:text-properties style:font-name="Times New Roman" fo:font-size="14pt" fo:font-weight="bold" officeooo:rsid="000a3652" officeooo:paragraph-rsid="000a3652" style:font-size-asian="14pt" style:font-weight-asian="bold" style:font-size-complex="14pt" style:font-weight-complex="bold"/>
    </style:style>
    <style:style style:name="P16" style:family="paragraph" style:parent-style-name="Contents_20_1">
      <style:paragraph-properties>
        <style:tab-stops>
          <style:tab-stop style:position="7.0661in" style:type="right" style:leader-style="dotted" style:leader-text="."/>
        </style:tab-stops>
      </style:paragraph-properties>
    </style:style>
    <style:style style:name="P17" style:family="paragraph" style:parent-style-name="Title">
      <style:text-properties style:font-name="Times New Roman" fo:font-size="16pt" officeooo:rsid="000cb7b1" officeooo:paragraph-rsid="000cb7b1" style:font-size-asian="16pt" style:font-size-complex="16pt"/>
    </style:style>
    <style:style style:name="P18" style:family="paragraph" style:parent-style-name="Text_20_body" style:list-style-name="L1">
      <style:paragraph-properties fo:text-align="center" style:justify-single-word="false"/>
      <style:text-properties style:font-name="Times New Roman" fo:font-size="16pt" officeooo:paragraph-rsid="000b7580" style:font-size-asian="16pt" style:font-size-complex="16pt"/>
    </style:style>
    <style:style style:name="P19" style:family="paragraph" style:parent-style-name="Title" style:list-style-name="L1">
      <loext:graphic-properties draw:fill-gradient-name="gradient" draw:fill-hatch-name="hatch"/>
      <style:paragraph-properties fo:margin-left="0in" fo:margin-right="0in" fo:margin-top="0in" fo:margin-bottom="0in" style:contextual-spacing="false" fo:line-height="150%" fo:text-align="center" style:justify-single-word="false" fo:text-indent="0.5902in" style:auto-text-indent="false" fo:break-before="page"/>
      <style:text-properties style:font-name="Times New Roman" fo:font-size="16pt" fo:font-weight="bold" officeooo:paragraph-rsid="00c91026" style:font-name-asian="DejaVu Sans" style:font-size-asian="16pt" style:font-weight-asian="bold" style:font-name-complex="DejaVu Sans" style:font-size-complex="16pt" style:font-weight-complex="bold"/>
    </style:style>
    <style:style style:name="P20" style:family="paragraph" style:parent-style-name="Text_20_body" style:list-style-name="L1">
      <loext:graphic-properties draw:fill-hatch-name="hatch"/>
      <style:paragraph-properties fo:margin-left="0in" fo:margin-right="0in" fo:text-indent="0in" style:auto-text-indent="false"/>
      <style:text-properties style:font-name="Times New Roman" fo:font-size="14pt" officeooo:rsid="0108ec68" officeooo:paragraph-rsid="0108ec68" style:font-size-asian="14pt" style:font-size-complex="14pt"/>
    </style:style>
    <style:style style:name="P21" style:family="paragraph" style:parent-style-name="Title" style:list-style-name="L1">
      <style:paragraph-properties fo:break-before="page"/>
      <style:text-properties style:font-name="Times New Roman" fo:font-size="16pt" officeooo:rsid="0121d4aa" officeooo:paragraph-rsid="01221c5d" style:font-size-asian="16pt" style:font-size-complex="16pt"/>
    </style:style>
    <style:style style:name="P22" style:family="paragraph" style:parent-style-name="Text_20_body">
      <style:text-properties style:font-name="Times New Roman" fo:font-size="14pt" officeooo:rsid="0121d4aa" officeooo:paragraph-rsid="01221c5d" style:font-size-asian="14pt" style:font-size-complex="14pt"/>
    </style:style>
    <style:style style:name="P23" style:family="paragraph" style:parent-style-name="Title" style:list-style-name="L1">
      <style:paragraph-properties fo:break-before="page"/>
      <style:text-properties style:font-name="Times New Roman" fo:font-size="16pt" officeooo:rsid="01383715" officeooo:paragraph-rsid="01383715" style:font-size-asian="16pt" style:font-size-complex="16pt"/>
    </style:style>
    <style:style style:name="P24" style:family="paragraph" style:parent-style-name="Text_20_body" style:list-style-name="L1">
      <style:text-properties style:font-name="Times New Roman" fo:font-size="14pt" officeooo:rsid="01383715" officeooo:paragraph-rsid="01383715" style:font-size-asian="14pt" style:font-size-complex="14pt"/>
    </style:style>
    <style:style style:name="P25" style:family="paragraph" style:parent-style-name="Title" style:list-style-name="L1">
      <style:text-properties style:font-name="Times New Roman" fo:font-size="16pt" officeooo:rsid="0121d4aa" officeooo:paragraph-rsid="01221c5d" style:font-size-asian="16pt" style:font-size-complex="16pt"/>
    </style:style>
    <style:style style:name="P26" style:family="paragraph" style:parent-style-name="Text_20_body" style:list-style-name="L1">
      <style:text-properties style:font-name="Times New Roman" fo:font-size="14pt" officeooo:rsid="0121d4aa" officeooo:paragraph-rsid="01221c5d" style:font-size-asian="14pt" style:font-size-complex="14pt"/>
    </style:style>
    <style:style style:name="P27" style:family="paragraph" style:parent-style-name="Title" style:list-style-name="L1">
      <style:paragraph-properties fo:text-align="center" style:justify-single-word="false" fo:break-before="page">
        <style:tab-stops>
          <style:tab-stop style:position="0in"/>
        </style:tab-stops>
      </style:paragraph-properties>
      <style:text-properties style:font-name="Times New Roman" fo:font-size="16pt" officeooo:rsid="01221c5d" officeooo:paragraph-rsid="0122d5cf" style:font-size-asian="16pt" style:font-size-complex="16pt"/>
    </style:style>
    <style:style style:name="P28" style:family="paragraph" style:parent-style-name="Title" style:list-style-name="L1" style:master-page-name="">
      <loext:graphic-properties draw:fill="none"/>
      <style:paragraph-properties fo:margin-left="0.5in" fo:margin-right="0in" fo:margin-top="0.1665in" fo:margin-bottom="0.0835in" style:contextual-spacing="false" fo:text-align="center" style:justify-single-word="false" fo:text-indent="-0.25in" style:auto-text-indent="false" style:page-number="auto" fo:background-color="transparent" fo:keep-with-next="always"/>
      <style:text-properties style:font-name="Times New Roman" fo:font-size="16pt" officeooo:rsid="0121d4aa" officeooo:paragraph-rsid="0122d5cf" style:font-size-asian="16pt" style:font-size-complex="16pt"/>
    </style:style>
    <style:style style:name="P29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.0972in" style:contextual-spacing="false" fo:line-height="115%" fo:text-align="center" style:justify-single-word="false" fo:text-indent="-0.25in" style:auto-text-indent="false" style:page-number="auto" fo:background-color="transparent">
        <style:tab-stops>
          <style:tab-stop style:position="-0.0571in"/>
        </style:tab-stops>
      </style:paragraph-properties>
      <style:text-properties style:font-name="Times New Roman" fo:font-size="16pt" fo:font-weight="bold" officeooo:rsid="0122d5cf" officeooo:paragraph-rsid="0122d5cf" style:font-size-asian="16pt" style:font-weight-asian="bold" style:font-size-complex="16pt" style:font-weight-complex="bold"/>
    </style:style>
    <style:style style:name="P30" style:family="paragraph" style:parent-style-name="Text_20_body" style:list-style-name="L1">
      <style:text-properties style:font-name="Times New Roman" fo:font-size="14pt" officeooo:rsid="0122d5cf" officeooo:paragraph-rsid="0122d5cf" style:font-size-asian="14pt" style:font-size-complex="14pt"/>
    </style:style>
    <style:style style:name="P31" style:family="paragraph" style:parent-style-name="Text_20_body">
      <style:text-properties style:font-name="Times New Roman" fo:font-size="14pt" officeooo:rsid="0122d5cf" officeooo:paragraph-rsid="0122d5cf" style:font-size-asian="14pt" style:font-size-complex="14pt"/>
    </style:style>
    <style:style style:name="P32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align="center" style:justify-single-word="false" fo:text-indent="-0.25in" style:auto-text-indent="false" style:page-number="auto" fo:background-color="transparent">
        <style:tab-stops>
          <style:tab-stop style:position="-0.0571in"/>
        </style:tab-stops>
      </style:paragraph-properties>
      <style:text-properties style:font-name="Times New Roman" fo:font-size="14pt" fo:font-weight="bold" officeooo:rsid="01242e5c" officeooo:paragraph-rsid="01242e5c" style:font-size-asian="14pt" style:font-weight-asian="bold" style:font-size-complex="14pt" style:font-weight-complex="bold"/>
    </style:style>
    <style:style style:name="P33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15%" fo:text-align="center" style:justify-single-word="false" fo:text-indent="-0.25in" style:auto-text-indent="false" fo:break-before="page" fo:background-color="transparent">
        <style:tab-stops>
          <style:tab-stop style:position="-0.0571in"/>
        </style:tab-stops>
      </style:paragraph-properties>
      <style:text-properties style:font-name="Times New Roman" fo:font-size="16pt" fo:font-weight="bold" officeooo:rsid="01242e5c" officeooo:paragraph-rsid="01242e5c" style:font-size-asian="16pt" style:font-weight-asian="bold" style:font-size-complex="16pt" style:font-weight-complex="bold"/>
    </style:style>
    <style:style style:name="P34" style:family="paragraph" style:parent-style-name="Title" style:list-style-name="L1" style:master-page-name="">
      <loext:graphic-properties draw:fill="none"/>
      <style:paragraph-properties fo:margin-left="0.5in" fo:margin-right="0in" fo:margin-top="0.1665in" fo:margin-bottom="0.0835in" style:contextual-spacing="false" fo:text-align="center" style:justify-single-word="false" fo:text-indent="-0.25in" style:auto-text-indent="false" style:page-number="auto" fo:background-color="transparent" fo:keep-with-next="always"/>
      <style:text-properties style:font-name="Times New Roman" fo:font-size="16pt" officeooo:rsid="01257eb9" officeooo:paragraph-rsid="01257eb9" style:font-size-asian="16pt" style:font-size-complex="16pt"/>
    </style:style>
    <style:style style:name="P35" style:family="paragraph" style:parent-style-name="Text_20_body" style:list-style-name="L1">
      <loext:graphic-properties draw:fill="none"/>
      <style:paragraph-properties fo:margin-left="0.5in" fo:margin-right="0in" fo:margin-top="0.1665in" fo:margin-bottom="0.0835in" style:contextual-spacing="false" fo:text-align="start" style:justify-single-word="false" fo:text-indent="0in" style:auto-text-indent="false" fo:background-color="transparent"/>
      <style:text-properties style:font-name="Times New Roman" fo:font-size="14pt" officeooo:rsid="01257eb9" officeooo:paragraph-rsid="01257eb9" style:font-size-asian="14pt" style:font-size-complex="14pt"/>
    </style:style>
    <style:style style:name="P36" style:family="paragraph" style:parent-style-name="Title" style:list-style-name="L1">
      <loext:graphic-properties draw:fill="none"/>
      <style:paragraph-properties fo:margin-left="0.5in" fo:margin-right="0in" fo:margin-top="0.1665in" fo:margin-bottom="0.0835in" style:contextual-spacing="false" fo:text-align="center" style:justify-single-word="false" fo:text-indent="-0.25in" style:auto-text-indent="false" fo:background-color="transparent"/>
      <style:text-properties style:font-name="Times New Roman" fo:font-size="16pt" officeooo:rsid="0121d4aa" officeooo:paragraph-rsid="01242e5c" style:font-size-asian="16pt" style:font-size-complex="16pt"/>
    </style:style>
    <style:style style:name="P37" style:family="paragraph" style:parent-style-name="Title" style:list-style-name="L1">
      <loext:graphic-properties draw:fill="none"/>
      <style:paragraph-properties fo:margin-left="0.5in" fo:margin-right="0in" fo:margin-top="0.1665in" fo:margin-bottom="0.0835in" style:contextual-spacing="false" fo:text-align="center" style:justify-single-word="false" fo:text-indent="-0.25in" style:auto-text-indent="false" fo:background-color="transparent"/>
      <style:text-properties style:font-name="Times New Roman" fo:font-size="16pt" officeooo:rsid="0125cc34" officeooo:paragraph-rsid="0125cc34" style:font-size-asian="16pt" style:font-size-complex="16pt"/>
    </style:style>
    <style:style style:name="P38" style:family="paragraph" style:parent-style-name="Text_20_body" style:list-style-name="L1">
      <loext:graphic-properties draw:fill="none"/>
      <style:paragraph-properties fo:margin-left="0.5in" fo:margin-right="0in" fo:margin-top="0.1665in" fo:margin-bottom="0.0835in" style:contextual-spacing="false" fo:text-align="start" style:justify-single-word="false" fo:text-indent="0in" style:auto-text-indent="false" fo:background-color="transparent"/>
      <style:text-properties style:font-name="Times New Roman" fo:font-size="14pt" officeooo:rsid="0125cc34" officeooo:paragraph-rsid="0125cc34" style:font-size-asian="14pt" style:font-size-complex="14pt"/>
    </style:style>
    <style:style style:name="P39" style:family="paragraph" style:parent-style-name="Title">
      <loext:graphic-properties draw:fill="none"/>
      <style:paragraph-properties fo:margin-left="0.5in" fo:margin-right="0in" fo:margin-top="0.1665in" fo:margin-bottom="0.0835in" style:contextual-spacing="false" fo:text-align="center" style:justify-single-word="false" fo:text-indent="-0.25in" style:auto-text-indent="false" fo:background-color="transparent"/>
      <style:text-properties style:font-name="Times New Roman" fo:font-size="14pt" officeooo:rsid="0129c737" officeooo:paragraph-rsid="0129c737" style:font-size-asian="14pt" style:font-size-complex="14pt"/>
    </style:style>
    <style:style style:name="P40" style:family="paragraph" style:parent-style-name="Title" style:list-style-name="L1">
      <loext:graphic-properties draw:fill="none"/>
      <style:paragraph-properties fo:margin-left="0.5in" fo:margin-right="0in" fo:margin-top="0.1665in" fo:margin-bottom="0.0835in" style:contextual-spacing="false" fo:text-align="center" style:justify-single-word="false" fo:text-indent="-0.25in" style:auto-text-indent="false" fo:break-before="page" fo:background-color="transparent"/>
      <style:text-properties style:font-name="Times New Roman" fo:font-size="16pt" officeooo:rsid="0129c737" officeooo:paragraph-rsid="0129c737" style:font-size-asian="16pt" style:font-size-complex="16pt"/>
    </style:style>
    <style:style style:name="P41" style:family="paragraph" style:parent-style-name="Text_20_body" style:list-style-name="L1">
      <loext:graphic-properties draw:fill="none"/>
      <style:paragraph-properties fo:margin-left="0.5in" fo:margin-right="0in" fo:margin-top="0.1665in" fo:margin-bottom="0.0835in" style:contextual-spacing="false" fo:text-align="start" style:justify-single-word="false" fo:text-indent="0in" style:auto-text-indent="false" fo:background-color="transparent"/>
      <style:text-properties style:font-name="Times New Roman" fo:font-size="14pt" officeooo:rsid="0129c737" officeooo:paragraph-rsid="0129c737" style:font-size-asian="14pt" style:font-size-complex="14pt"/>
    </style:style>
    <style:style style:name="P42" style:family="paragraph" style:parent-style-name="Title" style:list-style-name="L1">
      <loext:graphic-properties draw:fill="none"/>
      <style:paragraph-properties fo:margin-left="0.5in" fo:margin-right="0in" fo:margin-top="0.1665in" fo:margin-bottom="0.0835in" style:contextual-spacing="false" fo:text-align="center" style:justify-single-word="false" fo:text-indent="-0.25in" style:auto-text-indent="false" fo:background-color="transparent"/>
      <style:text-properties style:font-name="Times New Roman" fo:font-size="16pt" officeooo:rsid="012a424e" officeooo:paragraph-rsid="012a424e" style:font-size-asian="16pt" style:font-size-complex="16pt"/>
    </style:style>
    <style:style style:name="P43" style:family="paragraph" style:parent-style-name="Text_20_body" style:list-style-name="L1">
      <loext:graphic-properties draw:fill="none"/>
      <style:paragraph-properties fo:margin-left="0.5in" fo:margin-right="0in" fo:margin-top="0.1665in" fo:margin-bottom="0.0835in" style:contextual-spacing="false" fo:text-align="start" style:justify-single-word="false" fo:text-indent="0in" style:auto-text-indent="false" fo:background-color="transparent"/>
      <style:text-properties style:font-name="Times New Roman" fo:font-size="14pt" officeooo:rsid="012a424e" officeooo:paragraph-rsid="012a424e" style:font-size-asian="14pt" style:font-size-complex="14pt"/>
    </style:style>
    <style:style style:name="P44" style:family="paragraph" style:parent-style-name="Title" style:list-style-name="L1">
      <style:paragraph-properties fo:margin-left="0.5in" fo:margin-right="0in" fo:margin-top="0.1665in" fo:margin-bottom="0.0835in" style:contextual-spacing="false" fo:text-indent="-0.25in" style:auto-text-indent="false" fo:keep-with-next="always"/>
      <style:text-properties style:font-name="Times New Roman" fo:font-size="16pt" officeooo:rsid="012a424e" officeooo:paragraph-rsid="012a424e" style:font-name-asian="DejaVu Sans" style:font-size-asian="16pt" style:font-name-complex="DejaVu Sans" style:font-size-complex="16pt"/>
    </style:style>
    <style:style style:name="P45" style:family="paragraph" style:parent-style-name="Text_20_body" style:list-style-name="L1">
      <loext:graphic-properties draw:fill="none"/>
      <style:paragraph-properties fo:margin-left="0.5in" fo:margin-right="0in" fo:margin-top="0.1665in" fo:margin-bottom="0.0835in" style:contextual-spacing="false" fo:text-align="start" style:justify-single-word="false" fo:text-indent="0in" style:auto-text-indent="false" fo:background-color="transparent"/>
      <style:text-properties style:font-name="Times New Roman" fo:font-size="14pt" fo:font-weight="normal" officeooo:rsid="012a424e" officeooo:paragraph-rsid="012a424e" style:font-size-asian="14pt" style:font-weight-asian="normal" style:font-size-complex="14pt" style:font-weight-complex="normal"/>
    </style:style>
    <style:style style:name="P46" style:family="paragraph" style:parent-style-name="Text_20_body" style:list-style-name="L1">
      <loext:graphic-properties draw:fill="none"/>
      <style:paragraph-properties fo:margin-left="0.5in" fo:margin-right="0in" fo:margin-top="0.1665in" fo:margin-bottom="0.0835in" style:contextual-spacing="false" fo:text-align="start" style:justify-single-word="false" fo:text-indent="0in" style:auto-text-indent="false" fo:background-color="transparent"/>
      <style:text-properties style:font-name="Times New Roman" fo:font-size="14pt" fo:font-style="normal" fo:font-weight="normal" officeooo:rsid="012da97d" officeooo:paragraph-rsid="012da97d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Text_20_body" style:list-style-name="L1">
      <loext:graphic-properties draw:fill="none"/>
      <style:paragraph-properties fo:margin-left="0.5in" fo:margin-right="0in" fo:margin-top="0.1665in" fo:margin-bottom="0.0835in" style:contextual-spacing="false" fo:text-align="start" style:justify-single-word="false" fo:text-indent="-0.25in" style:auto-text-indent="false" fo:background-color="transparent"/>
      <style:text-properties style:font-name="Times New Roman" fo:font-size="14pt" fo:font-weight="normal" officeooo:rsid="012da97d" officeooo:paragraph-rsid="012da97d" style:font-size-asian="14pt" style:font-weight-asian="normal" style:font-size-complex="14pt" style:font-weight-complex="normal"/>
    </style:style>
    <style:style style:name="P48" style:family="paragraph" style:parent-style-name="Text_20_body" style:list-style-name="L1">
      <loext:graphic-properties draw:fill="none"/>
      <style:paragraph-properties fo:margin-left="0.5in" fo:margin-right="0in" fo:margin-top="0.1665in" fo:margin-bottom="0.0835in" style:contextual-spacing="false" fo:text-align="start" style:justify-single-word="false" fo:text-indent="0in" style:auto-text-indent="false" fo:background-color="transparent"/>
      <style:text-properties style:font-name="Times New Roman" fo:font-size="14pt" fo:font-weight="normal" officeooo:rsid="012f4de7" officeooo:paragraph-rsid="012f4de7" style:font-size-asian="14pt" style:font-weight-asian="normal" style:font-size-complex="14pt" style:font-weight-complex="normal"/>
    </style:style>
    <style:style style:name="P49" style:family="paragraph" style:parent-style-name="Text_20_body">
      <loext:graphic-properties draw:fill="none"/>
      <style:paragraph-properties fo:margin-left="0.5in" fo:margin-right="0in" fo:margin-top="0.1665in" fo:margin-bottom="0.0835in" style:contextual-spacing="false" fo:line-height="115%" fo:text-align="center" style:justify-single-word="false" fo:text-indent="-0.25in" style:auto-text-indent="false" fo:background-color="transparent"/>
      <style:text-properties style:font-name="Times New Roman" fo:font-size="14pt" officeooo:rsid="0121d4aa" officeooo:paragraph-rsid="012a424e" style:font-size-asian="14pt" style:font-size-complex="14pt"/>
    </style:style>
    <style:style style:name="T1" style:family="text">
      <style:text-properties officeooo:rsid="012108c0"/>
    </style:style>
    <style:style style:name="T2" style:family="text">
      <style:text-properties officeooo:rsid="0141debc"/>
    </style:style>
    <style:style style:name="T3" style:family="text">
      <style:text-properties officeooo:rsid="01464e82"/>
    </style:style>
    <style:style style:name="T4" style:family="text">
      <style:text-properties officeooo:rsid="0143983a"/>
    </style:style>
    <style:style style:name="T5" style:family="text">
      <style:text-properties officeooo:rsid="0004a315"/>
    </style:style>
    <style:style style:name="T6" style:family="text">
      <style:text-properties officeooo:rsid="0147ba63"/>
    </style:style>
    <style:style style:name="T7" style:family="text">
      <style:text-properties officeooo:rsid="014842ae"/>
    </style:style>
    <style:style style:name="T8" style:family="text">
      <style:text-properties officeooo:rsid="0149a6be"/>
    </style:style>
    <style:style style:name="T9" style:family="text">
      <style:text-properties officeooo:rsid="014bf9e7"/>
    </style:style>
    <style:style style:name="T10" style:family="text">
      <style:text-properties officeooo:rsid="0121d4aa"/>
    </style:style>
    <style:style style:name="T11" style:family="text">
      <style:text-properties officeooo:rsid="01221c5d"/>
    </style:style>
    <style:style style:name="T12" style:family="text">
      <style:text-properties officeooo:rsid="0122d5cf"/>
    </style:style>
    <style:style style:name="T13" style:family="text">
      <style:text-properties officeooo:rsid="014c9400"/>
    </style:style>
    <style:style style:name="T14" style:family="text">
      <style:text-properties officeooo:rsid="01242e5c"/>
    </style:style>
    <style:style style:name="T15" style:family="text">
      <style:text-properties officeooo:rsid="012f4de7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1"/>
          </table:table-cell>
        </table:table-row>
      </table:table>
      <text:p text:style-name="P2">ПРИЛОЖЕНИЕ <text:span text:style-name="T1">А</text:span>. <text:span text:style-name="T1">ТЕКСТ ПРОГРАММЫ</text:span></text:p>
      <text:p text:style-name="P3">АННОТАЦИЯ</text:p>
      <text:p text:style-name="P4">1. Настройки</text:p>
      <text:p text:style-name="P5"><text:s/><text:span text:style-name="T2">Здесь описаны настройки проекта. </text:span><text:span text:style-name="T3">В данном пункте предоставлен исходный код.</text:span></text:p>
      <text:p text:style-name="P4">2. Зависимости</text:p>
      <text:p text:style-name="P6"><text:s/><text:span text:style-name="T2">Здесь описаны </text:span><text:span text:style-name="T4">Зависимости</text:span><text:span text:style-name="T2"> проекта. </text:span><text:span text:style-name="T3">В данном пункте предоставлен исходный код.</text:span></text:p>
      <text:p text:style-name="P4">3. Url</text:p>
      <text:p text:style-name="P6"><text:span text:style-name="T2">Здесь описаны </text:span><text:span text:style-name="T4">URL</text:span><text:span text:style-name="T2"> проекта. </text:span><text:span text:style-name="T3">В данном пункте предоставлен исходный код.</text:span></text:p>
      <text:p text:style-name="P4">4. Приложения</text:p>
      <text:p text:style-name="P7">Приложения проекта</text:p>
      <text:p text:style-name="P8">4.1 <text:s/>Приложение API. <text:span text:style-name="T3">В данном пункте предоставлен исходный код.</text:span></text:p>
      <text:p text:style-name="P9">Приложение API </text:p>
      <text:p text:style-name="P8">4.1.3 Тесты. <text:span text:style-name="T3">В данном пункте предоставлен исходный код.</text:span></text:p>
      <text:p text:style-name="P9"><text:span text:style-name="T2">Здесь описаны </text:span>тесты</text:p>
      <text:p text:style-name="P8">4.2 <text:s/>Приложение gui. <text:span text:style-name="T3">В данном пункте предоставлен исходный код.</text:span></text:p>
      <text:p text:style-name="P10">Приложение <text:span text:style-name="T5">gui</text:span> </text:p>
      <text:p text:style-name="P4">4.2.1 U<text:span text:style-name="T6">rl</text:span></text:p>
      <text:p text:style-name="P11"><text:span text:style-name="T2">Здесь описаны </text:span><text:span text:style-name="T4">URL</text:span><text:span text:style-name="T2"> проекта. </text:span><text:span text:style-name="T3">В данном пункте предоставлен исходный код.</text:span></text:p>
      <text:p text:style-name="P4">4.2.2 Представления</text:p>
      <text:p text:style-name="P11"><text:span text:style-name="T2">Здесь описаны </text:span>Представления<text:span text:style-name="T2"> проекта. </text:span><text:span text:style-name="T3">В данном пункте предоставлен исходный код.</text:span></text:p>
      <text:p text:style-name="P4">4.2.3 static</text:p>
      <text:p text:style-name="P11"><text:span text:style-name="T2">Здесь </text:span>static <text:span text:style-name="T7">файлы</text:span><text:span text:style-name="T2"> проекта. </text:span><text:span text:style-name="T3">В данном пункте предоставлен исходный код.</text:span></text:p>
      <text:p text:style-name="P4">4.2.4 templates</text:p>
      <text:p text:style-name="P11"><text:span text:style-name="T2">Здесь </text:span><text:span text:style-name="T7">шаблоны</text:span> <text:span text:style-name="T7">файлы</text:span><text:span text:style-name="T2"> проекта. </text:span><text:span text:style-name="T3">В данном пункте предоставлен исходный код.</text:span></text:p>
      <text:p text:style-name="P4">4.2.4.1 MainTemplate.html</text:p>
      <text:p text:style-name="P12"><text:soft-page-break/><text:span text:style-name="T2">Здесь </text:span><text:span text:style-name="T8">основной шаблон</text:span><text:span text:style-name="T2"> проекта. </text:span><text:span text:style-name="T3">В данном пункте предоставлен исходный код.</text:span></text:p>
      <text:p text:style-name="P4">4.2.5 Страницы</text:p>
      <text:p text:style-name="P13">В данном разделе описаны страницы.</text:p>
      <text:p text:style-name="P4">4.2.5.1 Connect.html</text:p>
      <text:p text:style-name="P14"><text:span text:style-name="T2">Здесь </text:span><text:span text:style-name="T9">страница</text:span><text:span text:style-name="T2"> </text:span>Connect<text:span text:style-name="T2">. </text:span><text:span text:style-name="T3">В данном пункте предоставлен исходный код</text:span></text:p>
      <text:p text:style-name="P4">4.2.5.2 MachinList.html</text:p>
      <text:p text:style-name="P14"><text:span text:style-name="T2">Здесь </text:span><text:span text:style-name="T9">страница</text:span><text:span text:style-name="T2"> </text:span>MachinList<text:span text:style-name="T2">. </text:span><text:span text:style-name="T3">В данном пункте предоставлен исходный код</text:span></text:p>
      <text:p text:style-name="P4">4.2.5.3 SingIn.html</text:p>
      <text:p text:style-name="P14"><text:span text:style-name="T2">Здесь </text:span><text:span text:style-name="T9">страница</text:span><text:span text:style-name="T2"> </text:span>SingIn<text:span text:style-name="T2">. </text:span><text:span text:style-name="T3">В данном пункте предоставлен исходный код</text:span></text:p>
      <text:p text:style-name="P4">4.2.5.4 Status.html</text:p>
      <text:p text:style-name="P14"><text:span text:style-name="T2">Здесь </text:span><text:span text:style-name="T9">шаблон статусов </text:span>Status<text:span text:style-name="T2">. </text:span><text:span text:style-name="T3">В данном пункте предоставлен исходный код</text:span></text:p>
      <text:p text:style-name="P4"/>
      <text:p text:style-name="P4"><text:s text:c="7"/></text:p>
      <text:p text:style-name="P15">СОДЕРЖАНИЕ</text:p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16"><text:a xlink:type="simple" xlink:href="#__RefHeading___Toc1682_2777141893" text:style-name="Index_20_Link" text:visited-style-name="Index_20_Link">ВВЕДЕНИЕ<text:tab/>4</text:a></text:p>
          <text:p text:style-name="P16"><text:a xlink:type="simple" xlink:href="#__RefHeading___Toc515_1363612312" text:style-name="Index_20_Link" text:visited-style-name="Index_20_Link">1. Настройки<text:tab/>5</text:a></text:p>
          <text:p text:style-name="P16"><text:a xlink:type="simple" xlink:href="#__RefHeading___Toc495_1363612312" text:style-name="Index_20_Link" text:visited-style-name="Index_20_Link">2. Зависимости<text:tab/>11</text:a></text:p>
          <text:p text:style-name="P16"><text:a xlink:type="simple" xlink:href="#__RefHeading___Toc513_1363612312" text:style-name="Index_20_Link" text:visited-style-name="Index_20_Link">3. Url<text:tab/>12</text:a></text:p>
          <text:p text:style-name="P16"><text:a xlink:type="simple" xlink:href="#__RefHeading___Toc509_1363612312" text:style-name="Index_20_Link" text:visited-style-name="Index_20_Link">4. Приложения<text:tab/>14</text:a></text:p>
          <text:p text:style-name="P16"><text:a xlink:type="simple" xlink:href="#__RefHeading___Toc511_1363612312" text:style-name="Index_20_Link" text:visited-style-name="Index_20_Link"><text:s/>4.1 <text:s/>Приложение API<text:tab/>14</text:a></text:p>
          <text:p text:style-name="P16"><text:a xlink:type="simple" xlink:href="#__RefHeading___Toc507_1363612312" text:style-name="Index_20_Link" text:visited-style-name="Index_20_Link"><text:s/>4.1.3 Тесты<text:tab/>20</text:a></text:p>
          <text:p text:style-name="P16"><text:a xlink:type="simple" xlink:href="#__RefHeading___Toc505_1363612312" text:style-name="Index_20_Link" text:visited-style-name="Index_20_Link"><text:s/>4.2 <text:s/>Приложение gui<text:tab/>23</text:a></text:p>
          <text:p text:style-name="P16"><text:a xlink:type="simple" xlink:href="#__RefHeading___Toc503_1363612312" text:style-name="Index_20_Link" text:visited-style-name="Index_20_Link"><text:s/>4.2.1 Url<text:tab/>23</text:a></text:p>
          <text:p text:style-name="P16"><text:a xlink:type="simple" xlink:href="#__RefHeading___Toc501_1363612312" text:style-name="Index_20_Link" text:visited-style-name="Index_20_Link"><text:s/>4.2.2 Представления<text:tab/>24</text:a></text:p>
          <text:p text:style-name="P16"><text:a xlink:type="simple" xlink:href="#__RefHeading___Toc499_1363612312" text:style-name="Index_20_Link" text:visited-style-name="Index_20_Link"><text:s/>4.2.3 Static<text:tab/>29</text:a></text:p>
          <text:p text:style-name="P16"><text:a xlink:type="simple" xlink:href="#__RefHeading___Toc497_1363612312" text:style-name="Index_20_Link" text:visited-style-name="Index_20_Link"><text:s/>4.2.4 Templates<text:tab/>31</text:a></text:p>
          <text:p text:style-name="P16"><text:a xlink:type="simple" xlink:href="#__RefHeading___Toc995_1363612312" text:style-name="Index_20_Link" text:visited-style-name="Index_20_Link"><text:s/>4.2.4.1 MainTemplate.html<text:tab/>31</text:a></text:p>
          <text:p text:style-name="P16"><text:a xlink:type="simple" xlink:href="#__RefHeading___Toc993_1363612312" text:style-name="Index_20_Link" text:visited-style-name="Index_20_Link"><text:s/>4.2.5 Страницы<text:tab/>32</text:a></text:p>
          <text:p text:style-name="P16"><text:a xlink:type="simple" xlink:href="#__RefHeading___Toc991_1363612312" text:style-name="Index_20_Link" text:visited-style-name="Index_20_Link"><text:s/>4.2.5.1 Connect.html<text:tab/>32</text:a></text:p>
          <text:p text:style-name="P16"><text:a xlink:type="simple" xlink:href="#__RefHeading___Toc989_1363612312" text:style-name="Index_20_Link" text:visited-style-name="Index_20_Link"><text:s/>4.2.5.2 MachinList.html<text:tab/>33</text:a></text:p>
          <text:p text:style-name="P16"><text:a xlink:type="simple" xlink:href="#__RefHeading___Toc987_1363612312" text:style-name="Index_20_Link" text:visited-style-name="Index_20_Link"><text:s/>4.2.5.3 SingIn.html<text:tab/>37</text:a></text:p>
          <text:p text:style-name="P16"><text:a xlink:type="simple" xlink:href="#__RefHeading___Toc1291_1363612312" text:style-name="Index_20_Link" text:visited-style-name="Index_20_Link"><text:s/>4.2.5.4 Status.html<text:tab/>38</text:a></text:p>
        </text:index-body>
      </text:table-of-content>
      <text:p text:style-name="P17"/>
      <text:list text:style-name="L1">
        <text:list-header>
          <text:p text:style-name="P18"/>
          <text:p text:style-name="P19"><text:bookmark-start text:name="__RefHeading___Toc1682_2777141893"/>ВВЕДЕНИЕ<text:bookmark-end text:name="__RefHeading___Toc1682_2777141893"/></text:p>
          <text:list>
            <text:list-header>
              <text:p text:style-name="P20">В данном разделе документации описан <text:span text:style-name="T10">текст</text:span> программы l_admin </text:p>
              <text:p text:style-name="P20"/>
            </text:list-header>
          </text:list>
        </text:list-header>
        <text:list-item>
          <text:p text:style-name="P21"><text:bookmark-start text:name="__RefHeading___Toc515_1363612312"/>Настройки <text:bookmark-end text:name="__RefHeading___Toc515_1363612312"/></text:p>
        </text:list-item>
      </text:list>
      <text:p text:style-name="P22">l_admin/l_admin/settings.py</text:p>
      <text:p text:style-name="P22">"""</text:p>
      <text:p text:style-name="P22">Django settings for l_admin project.</text:p>
      <text:p text:style-name="P22"/>
      <text:p text:style-name="P22">Generated by 'django-admin startproject' using Django 5.1.2.</text:p>
      <text:p text:style-name="P22"/>
      <text:p text:style-name="P22">For more information on this file, see</text:p>
      <text:p text:style-name="P22">https://docs.djangoproject.com/en/5.1/topics/settings/</text:p>
      <text:p text:style-name="P22"/>
      <text:p text:style-name="P22">For the full list of settings and their values, see</text:p>
      <text:p text:style-name="P22">https://docs.djangoproject.com/en/5.1/ref/settings/</text:p>
      <text:p text:style-name="P22">"""</text:p>
      <text:p text:style-name="P22">import os</text:p>
      <text:p text:style-name="P22">from pathlib import Path</text:p>
      <text:p text:style-name="P22"># Build paths inside the project like this: BASE_DIR / 'subdir'.</text:p>
      <text:p text:style-name="P22">BASE_DIR = Path(__file__).resolve().parent.parent</text:p>
      <text:p text:style-name="P22"/>
      <text:p text:style-name="P22"/>
      <text:p text:style-name="P22"># Quick-start development settings - unsuitable for production</text:p>
      <text:p text:style-name="P22"># See https://docs.djangoproject.com/en/5.1/howto/deployment/checklist/</text:p>
      <text:p text:style-name="P22"/>
      <text:p text:style-name="P22"># SECURITY WARNING: keep the secret key used in production secret!</text:p>
      <text:p text:style-name="P22">SECRET_KEY = 'django-insecure-#3()dy!ni_q&amp;h!y531o)(%!k1%$&amp;al2m-t$lg88ki697*ewnyu'</text:p>
      <text:p text:style-name="P22"/>
      <text:p text:style-name="P22"># SECURITY WARNING: don't run with debug turned on in production!</text:p>
      <text:p text:style-name="P22"><text:soft-page-break/>DEBUG = True</text:p>
      <text:p text:style-name="P22"/>
      <text:p text:style-name="P22">ALLOWED_HOSTS = ['*']</text:p>
      <text:p text:style-name="P22"/>
      <text:p text:style-name="P22"/>
      <text:p text:style-name="P22"># Application definition</text:p>
      <text:p text:style-name="P22"/>
      <text:p text:style-name="P22">INSTALLED_APPS = [</text:p>
      <text:p text:style-name="P22"><text:s text:c="4"/>'django.contrib.admin',</text:p>
      <text:p text:style-name="P22"><text:s text:c="4"/>'django.contrib.auth',</text:p>
      <text:p text:style-name="P22"><text:s text:c="4"/>'django.contrib.contenttypes',</text:p>
      <text:p text:style-name="P22"><text:s text:c="4"/>'django.contrib.sessions',</text:p>
      <text:p text:style-name="P22"><text:s text:c="4"/>'django.contrib.messages',</text:p>
      <text:p text:style-name="P22"><text:s text:c="4"/>'django.contrib.staticfiles',</text:p>
      <text:p text:style-name="P22"><text:s text:c="4"/>'django_postgres_backup',</text:p>
      <text:p text:style-name="P22"><text:s text:c="4"/>'django_extensions',</text:p>
      <text:p text:style-name="P22"><text:s text:c="4"/>'colorfield',</text:p>
      <text:p text:style-name="P22"><text:s text:c="4"/>'netfields',</text:p>
      <text:p text:style-name="P22"><text:s text:c="4"/>'API',</text:p>
      <text:p text:style-name="P22"><text:s text:c="4"/>'gui'</text:p>
      <text:p text:style-name="P22">]</text:p>
      <text:p text:style-name="P22">AUTH_USER_MODEL = 'API.User'</text:p>
      <text:p text:style-name="P22">MIDDLEWARE = [</text:p>
      <text:p text:style-name="P22"><text:s text:c="4"/>'django.middleware.security.SecurityMiddleware',</text:p>
      <text:p text:style-name="P22"><text:s text:c="4"/>'django.contrib.sessions.middleware.SessionMiddleware',</text:p>
      <text:p text:style-name="P22"><text:s text:c="4"/>'django.middleware.common.CommonMiddleware',</text:p>
      <text:p text:style-name="P22"><text:s text:c="4"/>'django.middleware.csrf.CsrfViewMiddleware',</text:p>
      <text:p text:style-name="P22"><text:soft-page-break/><text:s text:c="4"/>'django.contrib.auth.middleware.AuthenticationMiddleware',</text:p>
      <text:p text:style-name="P22"><text:s text:c="4"/>'django.contrib.messages.middleware.MessageMiddleware',</text:p>
      <text:p text:style-name="P22"><text:s text:c="4"/>'django.middleware.clickjacking.XFrameOptionsMiddleware',</text:p>
      <text:p text:style-name="P22">]</text:p>
      <text:p text:style-name="P22"/>
      <text:p text:style-name="P22">ROOT_URLCONF = 'l_admin.urls'</text:p>
      <text:p text:style-name="P22"/>
      <text:p text:style-name="P22">TEMPLATES = [</text:p>
      <text:p text:style-name="P22"><text:s text:c="4"/>{</text:p>
      <text:p text:style-name="P22"><text:s text:c="8"/>'BACKEND': 'django.template.backends.django.DjangoTemplates',</text:p>
      <text:p text:style-name="P22"><text:s text:c="8"/>'DIRS': [],</text:p>
      <text:p text:style-name="P22"><text:s text:c="8"/>'APP_DIRS': True,</text:p>
      <text:p text:style-name="P22"><text:s text:c="8"/>'OPTIONS': {</text:p>
      <text:p text:style-name="P22"><text:s text:c="12"/>'context_processors': [</text:p>
      <text:p text:style-name="P22"><text:s text:c="16"/>'django.template.context_processors.debug',</text:p>
      <text:p text:style-name="P22"><text:s text:c="16"/>'django.template.context_processors.request',</text:p>
      <text:p text:style-name="P22"><text:s text:c="16"/>'django.contrib.auth.context_processors.auth',</text:p>
      <text:p text:style-name="P22"><text:s text:c="16"/>'django.contrib.messages.context_processors.messages',</text:p>
      <text:p text:style-name="P22"><text:s text:c="12"/>],</text:p>
      <text:p text:style-name="P22"><text:s text:c="8"/>},</text:p>
      <text:p text:style-name="P22"><text:s text:c="4"/>},</text:p>
      <text:p text:style-name="P22">]</text:p>
      <text:p text:style-name="P22"/>
      <text:p text:style-name="P22">WSGI_APPLICATION = 'l_admin.wsgi.application'</text:p>
      <text:p text:style-name="P22"/>
      <text:p text:style-name="P22"/>
      <text:p text:style-name="P22"># Database</text:p>
      <text:p text:style-name="P22"><text:soft-page-break/># https://docs.djangoproject.com/en/5.1/ref/settings/#databases</text:p>
      <text:p text:style-name="P22">DATABASES = { </text:p>
      <text:p text:style-name="P22"><text:s text:c="3"/>'default': {</text:p>
      <text:p text:style-name="P22"><text:s text:c="8"/>'ENGINE': 'django.db.backends.sqlite3',</text:p>
      <text:p text:style-name="P22"><text:s text:c="8"/>'NAME': os.path.join(BASE_DIR, 'db.sqlite3'),</text:p>
      <text:p text:style-name="P22"><text:s text:c="4"/>}</text:p>
      <text:p text:style-name="P22">}</text:p>
      <text:p text:style-name="P22">DATABASES = {</text:p>
      <text:p text:style-name="P22"><text:s text:c="4"/>'default': {</text:p>
      <text:p text:style-name="P22"><text:s text:c="8"/>'ENGINE': 'django.db.backends.postgresql_psycopg2',</text:p>
      <text:p text:style-name="P22"><text:s text:c="8"/>'NAME': 'mydb',</text:p>
      <text:p text:style-name="P22"><text:s text:c="8"/>'USER': 'myuser',</text:p>
      <text:p text:style-name="P22"><text:s text:c="8"/>'PASSWORD': '123',</text:p>
      <text:p text:style-name="P22"><text:s text:c="8"/>'HOST': 'localhost',</text:p>
      <text:p text:style-name="P22"><text:s text:c="8"/>'PORT': '',</text:p>
      <text:p text:style-name="P22"><text:s text:c="4"/>}</text:p>
      <text:p text:style-name="P22">}</text:p>
      <text:p text:style-name="P22"/>
      <text:p text:style-name="P22"># Password validation</text:p>
      <text:p text:style-name="P22"># https://docs.djangoproject.com/en/5.1/ref/settings/#auth-password-validators</text:p>
      <text:p text:style-name="P22"/>
      <text:p text:style-name="P22">AUTH_PASSWORD_VALIDATORS = [</text:p>
      <text:p text:style-name="P22"><text:s text:c="4"/>{</text:p>
      <text:p text:style-name="P22"><text:s text:c="8"/>'NAME': 'django.contrib.auth.password_validation.UserAttributeSimilarityValidator',</text:p>
      <text:p text:style-name="P22"><text:s text:c="4"/>},</text:p>
      <text:p text:style-name="P22"><text:s text:c="4"/>{</text:p>
      <text:p text:style-name="P22"><text:s text:c="8"/>'NAME': 'django.contrib.auth.password_validation.MinimumLengthValidator',</text:p>
      <text:p text:style-name="P22"><text:soft-page-break/><text:s text:c="4"/>},</text:p>
      <text:p text:style-name="P22"><text:s text:c="4"/>{</text:p>
      <text:p text:style-name="P22"><text:s text:c="8"/>'NAME': 'django.contrib.auth.password_validation.CommonPasswordValidator',</text:p>
      <text:p text:style-name="P22"><text:s text:c="4"/>},</text:p>
      <text:p text:style-name="P22"><text:s text:c="4"/>{</text:p>
      <text:p text:style-name="P22"><text:s text:c="8"/>'NAME': 'django.contrib.auth.password_validation.NumericPasswordValidator',</text:p>
      <text:p text:style-name="P22"><text:s text:c="4"/>},</text:p>
      <text:p text:style-name="P22">]</text:p>
      <text:p text:style-name="P22"/>
      <text:p text:style-name="P22"/>
      <text:p text:style-name="P22"># Internationalization</text:p>
      <text:p text:style-name="P22"># https://docs.djangoproject.com/en/5.1/topics/i18n/</text:p>
      <text:p text:style-name="P22"/>
      <text:p text:style-name="P22">LANGUAGE_CODE = 'en-us'</text:p>
      <text:p text:style-name="P22"/>
      <text:p text:style-name="P22">TIME_ZONE = 'Europe/Moscow'</text:p>
      <text:p text:style-name="P22"/>
      <text:p text:style-name="P22">USE_I18N = True</text:p>
      <text:p text:style-name="P22"/>
      <text:p text:style-name="P22">USE_TZ = True</text:p>
      <text:p text:style-name="P22"/>
      <text:p text:style-name="P22">MEDIA_ROOT = os.path.join(BASE_DIR, 'media') </text:p>
      <text:p text:style-name="P22">MEDIA_URL = '/media/'</text:p>
      <text:p text:style-name="P22"># Static files (CSS, JavaScript, Images)</text:p>
      <text:p text:style-name="P22"># https://docs.djangoproject.com/en/5.1/howto/static-files/</text:p>
      <text:p text:style-name="P22">STATIC_ROOT = BASE_DIR / 'static'</text:p>
      <text:p text:style-name="P22">STATIC_URL = 'static/'</text:p>
      <text:p text:style-name="P22"><text:soft-page-break/></text:p>
      <text:p text:style-name="P22"># Default primary key field type</text:p>
      <text:p text:style-name="P22"># https://docs.djangoproject.com/en/5.1/ref/settings/#default-auto-field</text:p>
      <text:p text:style-name="P22"/>
      <text:p text:style-name="P22">DEFAULT_AUTO_FIELD = 'django.db.models.BigAutoField'</text:p>
      <text:list text:continue-numbering="true" text:style-name="L1">
        <text:list-item>
          <text:p text:style-name="P23"><text:bookmark-start text:name="__RefHeading___Toc495_1363612312"/>Зависимости<text:bookmark-end text:name="__RefHeading___Toc495_1363612312"/></text:p>
          <text:p text:style-name="P24">l_admin/requirements.txt</text:p>
        </text:list-item>
      </text:list>
      <text:p text:style-name="P22">asgiref==3.8.1</text:p>
      <text:p text:style-name="P22">bcrypt==4.2.1</text:p>
      <text:p text:style-name="P22">certifi==2024.8.30</text:p>
      <text:p text:style-name="P22">cffi==1.17.1</text:p>
      <text:p text:style-name="P22">charset-normalizer==3.4.0</text:p>
      <text:p text:style-name="P22">cryptography==43.0.3</text:p>
      <text:p text:style-name="P22">Django==4.2.16</text:p>
      <text:p text:style-name="P22">django-appconf==1.0.6</text:p>
      <text:p text:style-name="P22">django-colorfield==0.11.0</text:p>
      <text:p text:style-name="P22">django-compressor==4.5.1</text:p>
      <text:p text:style-name="P22">django-extensions==3.2.3</text:p>
      <text:p text:style-name="P22">django-libsass==0.9</text:p>
      <text:p text:style-name="P22">django-netfields==1.3.2</text:p>
      <text:p text:style-name="P22">django-postgres-backup==1.0.0</text:p>
      <text:p text:style-name="P22">djangorestframework==3.15.2</text:p>
      <text:p text:style-name="P22">idna==3.10</text:p>
      <text:p text:style-name="P22">iniconfig==2.0.0</text:p>
      <text:p text:style-name="P22">libsass==0.23.0</text:p>
      <text:p text:style-name="P22">netaddr==1.3.0</text:p>
      <text:p text:style-name="P22">packaging==24.2</text:p>
      <text:p text:style-name="P22">paramiko==3.5.0</text:p>
      <text:p text:style-name="P22">pillow==11.0.0</text:p>
      <text:p text:style-name="P22">pluggy==1.5.0</text:p>
      <text:p text:style-name="P22">psycopg2==2.9.10</text:p>
      <text:p text:style-name="P22"><text:soft-page-break/>psycopg2-binary==2.9.10</text:p>
      <text:p text:style-name="P22">pycparser==2.22</text:p>
      <text:p text:style-name="P22">PyNaCl==1.5.0</text:p>
      <text:p text:style-name="P22">pytest==7.4.4</text:p>
      <text:p text:style-name="P22">rcssmin==1.1.2</text:p>
      <text:p text:style-name="P22">requests==2.32.3</text:p>
      <text:p text:style-name="P22">rjsmin==1.2.2</text:p>
      <text:p text:style-name="P22">six==1.16.0</text:p>
      <text:p text:style-name="P22">sqlparse==0.5.1</text:p>
      <text:p text:style-name="P22">urllib3==2.2.3</text:p>
      <text:list text:continue-numbering="true" text:style-name="L1">
        <text:list-item>
          <text:p text:style-name="P25"><text:bookmark-start text:name="__RefHeading___Toc513_1363612312"/><text:span text:style-name="T11">Url</text:span> <text:bookmark-end text:name="__RefHeading___Toc513_1363612312"/></text:p>
          <text:p text:style-name="P26">l_admi<text:span text:style-name="T11">n</text:span>/l_admin/urls.py</text:p>
        </text:list-item>
      </text:list>
      <text:p text:style-name="P22">"""</text:p>
      <text:p text:style-name="P22">URL configuration for l_admin project.</text:p>
      <text:p text:style-name="P22"/>
      <text:p text:style-name="P22">The `urlpatterns` list routes URLs to views. For more information please see:</text:p>
      <text:p text:style-name="P22"><text:s text:c="4"/>https://docs.djangoproject.com/en/5.1/topics/http/urls/</text:p>
      <text:p text:style-name="P22">Examples:</text:p>
      <text:p text:style-name="P22">Function views</text:p>
      <text:p text:style-name="P22"><text:s text:c="4"/>1. Add an import: <text:s/>from my_app import views</text:p>
      <text:p text:style-name="P22"><text:s text:c="4"/>2. Add a URL to urlpatterns: <text:s/>path('', views.home, name='home')</text:p>
      <text:p text:style-name="P22">Class-based views</text:p>
      <text:p text:style-name="P22"><text:s text:c="4"/>1. Add an import: <text:s/>from other_app.views import Home</text:p>
      <text:p text:style-name="P22"><text:s text:c="4"/>2. Add a URL to urlpatterns: <text:s/>path('', Home.as_view(), name='home')</text:p>
      <text:p text:style-name="P22">Including another URLconf</text:p>
      <text:p text:style-name="P22"><text:s text:c="4"/>1. Import the include() function: from django.urls import include, path</text:p>
      <text:p text:style-name="P22"><text:soft-page-break/><text:s text:c="4"/>2. Add a URL to urlpatterns: <text:s/>path('blog/', include('blog.urls'))</text:p>
      <text:p text:style-name="P22">"""</text:p>
      <text:p text:style-name="P22">from django.contrib import admin</text:p>
      <text:p text:style-name="P22">from django.urls import path, include</text:p>
      <text:p text:style-name="P22">from django.conf import settings</text:p>
      <text:p text:style-name="P22">from django.conf.urls.static import static</text:p>
      <text:p text:style-name="P22">from gui.urls import urlgui</text:p>
      <text:p text:style-name="P22">urlpatterns = [</text:p>
      <text:p text:style-name="P22"><text:s text:c="4"/>path('', include(urlgui)),</text:p>
      <text:p text:style-name="P22"><text:s text:c="4"/>path('admin/', admin.site.urls),</text:p>
      <text:p text:style-name="P22">] + static(settings.STATIC_URL, document_root=settings.STATIC_ROOT)+ static(settings.MEDIA_URL, document_root=settings.MEDIA_ROOT)</text:p>
      <text:list text:continue-numbering="true" text:style-name="L1">
        <text:list-item>
          <text:p text:style-name="P27"><text:bookmark-start text:name="__RefHeading___Toc509_1363612312"/>Приложения<text:bookmark-end text:name="__RefHeading___Toc509_1363612312"/></text:p>
          <text:list>
            <text:list-item>
              <text:p text:style-name="P28"><text:bookmark-start text:name="__RefHeading___Toc511_1363612312"/><text:s/><text:span text:style-name="T12">Приложение API</text:span><text:bookmark-end text:name="__RefHeading___Toc511_1363612312"/></text:p>
              <text:list>
                <text:list-item>
                  <text:p text:style-name="P29">Модели</text:p>
                  <text:p text:style-name="P30">l_admin/API/models.py</text:p>
                </text:list-item>
              </text:list>
            </text:list-item>
          </text:list>
        </text:list-item>
      </text:list>
      <text:p text:style-name="P31">from django.db import models</text:p>
      <text:p text:style-name="P31">from django.contrib.auth.models import AbstractBaseUser, BaseUserManager, PermissionsMixin</text:p>
      <text:p text:style-name="P31">from django.db import models</text:p>
      <text:p text:style-name="P31">from django.core.validators import MaxValueValidator, MinValueValidator</text:p>
      <text:p text:style-name="P31">from django.utils import timezone</text:p>
      <text:p text:style-name="P31">from django.utils.translation import gettext_lazy as _</text:p>
      <text:p text:style-name="P31">from colorfield.fields import ColorField</text:p>
      <text:p text:style-name="P31">from datetime import timedelta, datetime</text:p>
      <text:p text:style-name="P31">from netfields import InetAddressField, NetManager</text:p>
      <text:p text:style-name="P31">from django import forms</text:p>
      <text:p text:style-name="P31">class UserManager(BaseUserManager):</text:p>
      <text:p text:style-name="P31"><text:s text:c="4"/>def create_user(self, login, history_save=True, password=None,commit=True):</text:p>
      <text:p text:style-name="P31"><text:s text:c="8"/>if not login: raise ValueError(_('Users must have a login'))</text:p>
      <text:p text:style-name="P31"><text:s text:c="8"/>user = self.model(login=login,history_save=history_save)</text:p>
      <text:p text:style-name="P31"><text:s text:c="8"/>user.set_password(password)</text:p>
      <text:p text:style-name="P31"><text:s text:c="8"/>if commit: user.save(using=self._db)</text:p>
      <text:p text:style-name="P31"><text:s text:c="8"/>return user</text:p>
      <text:p text:style-name="P31"><text:s text:c="4"/>def create_superuser(self, login, password):</text:p>
      <text:p text:style-name="P31"><text:s text:c="8"/>user = self.create_user(password=password,login=login,commit=False)</text:p>
      <text:p text:style-name="P31"><text:s text:c="8"/>user.is_staff = True</text:p>
      <text:p text:style-name="P31"><text:s text:c="8"/>user.is_superuser = True</text:p>
      <text:p text:style-name="P31"><text:soft-page-break/><text:s text:c="8"/>user.save(using=self._db)</text:p>
      <text:p text:style-name="P31"><text:s text:c="8"/>return user</text:p>
      <text:p text:style-name="P31">class User(AbstractBaseUser, PermissionsMixin):</text:p>
      <text:p text:style-name="P31"><text:s text:c="4"/>login = models.CharField(_('login'), max_length=150, blank=True,unique=True)</text:p>
      <text:p text:style-name="P31"><text:s text:c="4"/>is_active = models.BooleanField(_('active'),default=True,help_text=_('Designates whether this user should be treated as active. Unselect this instead of deleting accounts.'),)</text:p>
      <text:p text:style-name="P31"><text:s text:c="4"/>is_staff = models.BooleanField(_('staff status'),default=False,help_text=_('Designates whether the user can log into this admin site.'),)</text:p>
      <text:p text:style-name="P31"><text:s text:c="4"/>is_observer = models.BooleanField(default=False)</text:p>
      <text:p text:style-name="P31"><text:s text:c="4"/>history_save = models.BooleanField(default=True)</text:p>
      <text:p text:style-name="P31"><text:s text:c="4"/>history =models.FileField()</text:p>
      <text:p text:style-name="P31"><text:s text:c="4"/>date_joined = models.DateTimeField(_('date joined'), default=timezone.now)</text:p>
      <text:p text:style-name="P31"><text:s text:c="4"/>objects = UserManager()</text:p>
      <text:p text:style-name="P31"><text:s text:c="4"/>USERNAME_FIELD = 'login'</text:p>
      <text:p text:style-name="P31"><text:s text:c="4"/>def get_full_name(self):</text:p>
      <text:p text:style-name="P31"><text:s text:c="8"/>return self.login</text:p>
      <text:p text:style-name="P31"><text:s text:c="4"/>def __str__(self):</text:p>
      <text:p text:style-name="P31"><text:s text:c="8"/>return self.login</text:p>
      <text:p text:style-name="P31">class Group(models.Model):</text:p>
      <text:p text:style-name="P31"><text:s text:c="4"/>users = models.ManyToManyField(User)</text:p>
      <text:p text:style-name="P31"><text:s text:c="4"/>name = models.CharField(max_length=64, unique=True)</text:p>
      <text:p text:style-name="P31"><text:s text:c="4"/>description = models.TextField(max_length=512)</text:p>
      <text:p text:style-name="P31">class Machin(models.Model):</text:p>
      <text:p text:style-name="P31"><text:s text:c="4"/>name = models.CharField(max_length=64)</text:p>
      <text:p text:style-name="P31"><text:s text:c="4"/>username = models.CharField(max_length=64)</text:p>
      <text:p text:style-name="P31"><text:s text:c="4"/>password = models.CharField(max_length=64)</text:p>
      <text:p text:style-name="P31"><text:s text:c="4"/>user=models.ForeignKey(User, on_delete=models.PROTECT)</text:p>
      <text:p text:style-name="P31"><text:soft-page-break/><text:s text:c="4"/>group=models.ForeignKey(Group, on_delete=models.PROTECT)</text:p>
      <text:p text:style-name="P31"><text:s text:c="4"/>history_save = models.BooleanField(default=True)</text:p>
      <text:p text:style-name="P31"><text:s text:c="4"/>log_save = models.BooleanField(default=True)</text:p>
      <text:p text:style-name="P31"><text:s text:c="4"/>ip = InetAddressField()</text:p>
      <text:p text:style-name="P31"><text:s text:c="4"/>port=models.IntegerField(validators=[MaxValueValidator(65535),MinValueValidator(1)])</text:p>
      <text:p text:style-name="P31"><text:s text:c="4"/>objects = NetManager()</text:p>
      <text:p text:style-name="P31"><text:s text:c="4"/>user_monitor_permision=models.BooleanField(default=True)</text:p>
      <text:p text:style-name="P31"><text:s text:c="4"/>user_user_permision=models.BooleanField(default=True)</text:p>
      <text:p text:style-name="P31"><text:s text:c="4"/>group_monitor_permision=models.BooleanField(default=True)</text:p>
      <text:p text:style-name="P31"><text:s text:c="4"/>group_user_permision=models.BooleanField(default=True)</text:p>
      <text:p text:style-name="P31"><text:s text:c="4"/>other_monitor_permision=models.BooleanField(default=True)</text:p>
      <text:p text:style-name="P31"><text:s text:c="4"/>other_user_permision=models.BooleanField(default=True)</text:p>
      <text:p text:style-name="P31"><text:s text:c="4"/>def form(self):</text:p>
      <text:p text:style-name="P31"><text:s text:c="8"/>return MachinForm(instance=self)</text:p>
      <text:p text:style-name="P31"><text:s text:c="4"/>def getip(self):</text:p>
      <text:p text:style-name="P31"><text:s text:c="8"/>ip=str(self.ip.ip)</text:p>
      <text:p text:style-name="P31"><text:s text:c="8"/>return ip</text:p>
      <text:p text:style-name="P31">class MachinForm(forms.ModelForm): <text:s/></text:p>
      <text:p text:style-name="P31"><text:s text:c="4"/>password = forms.CharField(widget=forms.PasswordInput(), required = False)</text:p>
      <text:p text:style-name="P31"><text:s text:c="4"/>group=None</text:p>
      <text:p text:style-name="P31"><text:s text:c="4"/>try:</text:p>
      <text:p text:style-name="P31"><text:s text:c="8"/>group = forms.Select(choices=Group.objects.all().values_list('id', 'name'))</text:p>
      <text:p text:style-name="P31"><text:s text:c="4"/>except:</text:p>
      <text:p text:style-name="P31"><text:s text:c="8"/>group=None</text:p>
      <text:p text:style-name="P31"><text:s text:c="4"/>class Meta:</text:p>
      <text:p text:style-name="P31"><text:s text:c="8"/>model = Machin</text:p>
      <text:p text:style-name="P31"><text:soft-page-break/><text:s text:c="8"/>fields = ('__all__')</text:p>
      <text:p text:style-name="P31">class Log(models.Model):</text:p>
      <text:p text:style-name="P31"><text:s text:c="4"/>machin =models.ForeignKey(Machin, on_delete=models.CASCADE)</text:p>
      <text:p text:style-name="P31"><text:s text:c="4"/>time_save=models.DateTimeField(auto_now_add=True)</text:p>
      <text:p text:style-name="P31"><text:s text:c="4"/>log =models.FileField(editable=False,auto_created = True)</text:p>
      <text:p text:style-name="P31"><text:s text:c="4"/>history =models.FileField(editable=False,auto_created = True)</text:p>
      <text:p text:style-name="P31">class Machin_Group(models.Model):</text:p>
      <text:p text:style-name="P31"><text:s text:c="4"/>machin = models.ManyToManyField(Machin,related_name='machin_group')</text:p>
      <text:p text:style-name="P31"><text:s text:c="4"/>name = models.CharField(max_length=64, unique=True)</text:p>
      <text:p text:style-name="P31">class Machine_request_one_comand(models.Model):</text:p>
      <text:p text:style-name="P31"><text:s text:c="4"/>machin_group=models.ForeignKey(Machin_Group, on_delete=models.CASCADE)</text:p>
      <text:p text:style-name="P31"><text:s text:c="4"/>machin=models.ForeignKey(Machin, on_delete=models.CASCADE)</text:p>
      <text:p text:style-name="P31"><text:s text:c="4"/>user=models.ForeignKey(User, on_delete=models.SET_NULL, null=True)</text:p>
      <text:p text:style-name="P31"><text:s text:c="4"/>color = ColorField()</text:p>
      <text:p text:style-name="P31"><text:s text:c="4"/>request_file_path=models.FileField(editable=False)</text:p>
      <text:p text:style-name="P32"/>
      <text:list text:continue-numbering="true" text:style-name="L1">
        <text:list-item>
          <text:list>
            <text:list-item>
              <text:list>
                <text:list-item>
                  <text:p text:style-name="P33"><text:span text:style-name="T13">А</text:span>дмин панель</text:p>
                  <text:p text:style-name="P30">l_admin/API/admin.py</text:p>
                </text:list-item>
              </text:list>
            </text:list-item>
          </text:list>
        </text:list-item>
      </text:list>
      <text:p text:style-name="P31">from django import forms</text:p>
      <text:p text:style-name="P31">from django.contrib import admin</text:p>
      <text:p text:style-name="P31">from django.contrib.auth.admin import UserAdmin as BaseUserAdmin</text:p>
      <text:p text:style-name="P31">from django.contrib.auth.forms import ReadOnlyPasswordHashField</text:p>
      <text:p text:style-name="P31">from django.contrib.auth.models import Group</text:p>
      <text:p text:style-name="P31">admin.site.unregister(Group)</text:p>
      <text:p text:style-name="P31">from .models import * </text:p>
      <text:p text:style-name="P31">class AddUserForm(forms.ModelForm):</text:p>
      <text:p text:style-name="P31"><text:s text:c="4"/>password1 = forms.CharField(label='Password', widget=forms.PasswordInput)</text:p>
      <text:p text:style-name="P31"><text:s text:c="4"/>password2 = forms.CharField(label='Confirm password', widget=forms.PasswordInput)</text:p>
      <text:p text:style-name="P31"><text:s text:c="4"/>class Meta:</text:p>
      <text:p text:style-name="P31"><text:s text:c="8"/>model = User</text:p>
      <text:p text:style-name="P31"><text:s text:c="8"/>fields = ('login',)</text:p>
      <text:p text:style-name="P31"><text:s text:c="4"/>def clean_password2(self):</text:p>
      <text:p text:style-name="P31"><text:s text:c="8"/># Check that the two password entries match</text:p>
      <text:p text:style-name="P31"><text:s text:c="8"/>password1 = self.cleaned_data.get("password1")</text:p>
      <text:p text:style-name="P31"><text:s text:c="8"/>password2 = self.cleaned_data.get("password2")</text:p>
      <text:p text:style-name="P31"><text:s text:c="8"/>if password1 and password2 and password1 != password2: raise forms.ValidationError("Passwords do not match")</text:p>
      <text:p text:style-name="P31"><text:s text:c="8"/>return password2</text:p>
      <text:p text:style-name="P31"><text:s text:c="4"/>def save(self, commit=True):</text:p>
      <text:p text:style-name="P31"><text:s text:c="8"/># Save the provided password in hashed format</text:p>
      <text:p text:style-name="P31"><text:s text:c="8"/>user = super().save(commit=False)</text:p>
      <text:p text:style-name="P31"><text:s text:c="8"/>user.set_password(self.cleaned_data["password1"])</text:p>
      <text:p text:style-name="P31"><text:s text:c="8"/>if commit: user.save()</text:p>
      <text:p text:style-name="P31"><text:soft-page-break/><text:s text:c="8"/>return user</text:p>
      <text:p text:style-name="P31">class UpdateUserForm(forms.ModelForm):</text:p>
      <text:p text:style-name="P31"><text:s text:c="4"/>password = ReadOnlyPasswordHashField()</text:p>
      <text:p text:style-name="P31"><text:s text:c="4"/>class Meta:</text:p>
      <text:p text:style-name="P31"><text:s text:c="8"/>model = User</text:p>
      <text:p text:style-name="P31"><text:s text:c="8"/>fields = ('password', 'login' ,'is_active','is_staff','is_superuser','is_observer','history_save','history','date_joined',)</text:p>
      <text:p text:style-name="P31"><text:s text:c="4"/>def clean_password(self):</text:p>
      <text:p text:style-name="P31"><text:s text:c="8"/>return self.initial["password"]</text:p>
      <text:p text:style-name="P31">class UserAdmin(BaseUserAdmin):</text:p>
      <text:p text:style-name="P31"><text:s text:c="4"/>form = UpdateUserForm</text:p>
      <text:p text:style-name="P31"><text:s text:c="4"/>add_form = AddUserForm</text:p>
      <text:p text:style-name="P31"><text:s text:c="4"/>list_display = ('login', 'is_staff')</text:p>
      <text:p text:style-name="P31"><text:s text:c="4"/>list_filter = ('is_staff',)</text:p>
      <text:p text:style-name="P31"><text:s text:c="4"/>fieldsets = ((None, {'fields': ('login', 'password')}),('Permissions', {'fields': ('is_active', 'is_staff','is_superuser','is_observer','history_save','history','date_joined')}),)</text:p>
      <text:p text:style-name="P31"><text:s text:c="4"/>add_fieldsets = ((None,{'classes': ('wide',),'fields': ('login', 'password1','password2')}),)</text:p>
      <text:p text:style-name="P31"><text:s text:c="4"/>search_fields = ('login',)</text:p>
      <text:p text:style-name="P31"><text:s text:c="4"/>ordering = ('login',)</text:p>
      <text:p text:style-name="P31"><text:s text:c="4"/>filter_horizontal = ()</text:p>
      <text:p text:style-name="P31">admin.site.register(User, UserAdmin)</text:p>
      <text:p text:style-name="P31">admin.site.register(Group)</text:p>
      <text:p text:style-name="P31">admin.site.register(Log)</text:p>
      <text:p text:style-name="P31">class MachinAdmin(admin.ModelAdmin):</text:p>
      <text:p text:style-name="P31"><text:s text:c="4"/>form =MachinForm</text:p>
      <text:p text:style-name="P31">admin.site.register(Machin,MachinAdmin )</text:p>
      <text:p text:style-name="P31">admin.site.register(Machin_Group)</text:p>
      <text:p text:style-name="P31"><text:soft-page-break/>admin.site.register(Machine_request_one_comand)</text:p>
      <text:list text:continue-numbering="true" text:style-name="L1">
        <text:list-item>
          <text:list>
            <text:list-item>
              <text:list>
                <text:list-item>
                  <text:p text:style-name="P34"><text:bookmark-start text:name="__RefHeading___Toc507_1363612312"/>Тесты<text:bookmark-end text:name="__RefHeading___Toc507_1363612312"/></text:p>
                  <text:p text:style-name="P35">l_admin/API/tests.py</text:p>
                </text:list-item>
              </text:list>
            </text:list-item>
          </text:list>
        </text:list-item>
      </text:list>
      <text:p text:style-name="P31">from django.test import TestCase</text:p>
      <text:p text:style-name="P31"/>
      <text:p text:style-name="P31">from django.core.exceptions import ObjectDoesNotExist</text:p>
      <text:p text:style-name="P31"/>
      <text:p text:style-name="P31">from django.contrib.auth.hashers import make_password</text:p>
      <text:p text:style-name="P31"/>
      <text:p text:style-name="P31">from .models import User</text:p>
      <text:p text:style-name="P31"/>
      <text:p text:style-name="P31">class TC_UserManager(TestCase):</text:p>
      <text:p text:style-name="P31"><text:s text:c="4"/>def setUp(self):</text:p>
      <text:p text:style-name="P31"><text:s text:c="8"/>self.userManager = User.objects</text:p>
      <text:p text:style-name="P31"/>
      <text:p text:style-name="P31"><text:s text:c="4"/>def test_CreateUser_regular_login_myuser_password_123(self):</text:p>
      <text:p text:style-name="P31"><text:s text:c="8"/>expected_login = "myuser"</text:p>
      <text:p text:style-name="P31"><text:s text:c="8"/>expected_password = "123"</text:p>
      <text:p text:style-name="P31"><text:s text:c="8"/>expected_is_staff = False</text:p>
      <text:p text:style-name="P31"><text:s text:c="8"/>expected_is_superuser = False</text:p>
      <text:p text:style-name="P31"/>
      <text:p text:style-name="P31"><text:s text:c="8"/>self.userManager.create_user(login=expected_login, password=expected_password)</text:p>
      <text:p text:style-name="P31"><text:s text:c="8"/>user = self.userManager.get(login=expected_login)</text:p>
      <text:p text:style-name="P31"><text:s text:c="8"/>salt = user.password.split('$')[2]</text:p>
      <text:p text:style-name="P31"><text:s text:c="8"/>actual_login = user.login</text:p>
      <text:p text:style-name="P31"><text:s text:c="8"/>actual_password = user.password</text:p>
      <text:p text:style-name="P31"><text:soft-page-break/><text:s text:c="8"/>actual_is_staff = user.is_staff</text:p>
      <text:p text:style-name="P31"><text:s text:c="8"/>actual_is_superuser = user.is_superuser</text:p>
      <text:p text:style-name="P31"/>
      <text:p text:style-name="P31"><text:s text:c="8"/>self.assertEqual(expected_login, actual_login)</text:p>
      <text:p text:style-name="P31"><text:s text:c="8"/>self.assertEqual(make_password(expected_password, salt=salt), actual_password)</text:p>
      <text:p text:style-name="P31"><text:s text:c="8"/>self.assertEqual(expected_is_staff, actual_is_staff)</text:p>
      <text:p text:style-name="P31"><text:s text:c="8"/>self.assertEqual(expected_is_superuser, actual_is_superuser)</text:p>
      <text:p text:style-name="P31"/>
      <text:p text:style-name="P31"><text:s text:c="4"/>def test_CreateUser_must_have_a_login(self):</text:p>
      <text:p text:style-name="P31"><text:s text:c="8"/>expected_password = "123"</text:p>
      <text:p text:style-name="P31"><text:s text:c="8"/>expected_exception_message = "Users must have a login"</text:p>
      <text:p text:style-name="P31"/>
      <text:p text:style-name="P31"><text:s text:c="8"/>with self.assertRaises(ValueError) as catch:</text:p>
      <text:p text:style-name="P31"><text:s text:c="12"/>self.userManager.create_user(login=None, password=expected_password)</text:p>
      <text:p text:style-name="P31"/>
      <text:p text:style-name="P31"><text:s text:c="8"/>actual_exception_message = str(catch.exception)</text:p>
      <text:p text:style-name="P31"><text:s text:c="8"/>self.assertEqual(expected_exception_message, actual_exception_message)</text:p>
      <text:p text:style-name="P31"/>
      <text:p text:style-name="P31"><text:s text:c="4"/>def test_CreateUser_when_commit_is_false_is_not_commited(self):</text:p>
      <text:p text:style-name="P31"><text:s text:c="8"/>expected_exception_message = "User matching query does not exist."</text:p>
      <text:p text:style-name="P31"/>
      <text:p text:style-name="P31"><text:s text:c="8"/>login = "myuser"</text:p>
      <text:p text:style-name="P31"><text:s text:c="8"/>password = "123"</text:p>
      <text:p text:style-name="P31"><text:s text:c="8"/>self.userManager.create_user(login=login, password=password, commit=False)</text:p>
      <text:p text:style-name="P31"><text:s text:c="8"/>with self.assertRaises(ObjectDoesNotExist) as catch:</text:p>
      <text:p text:style-name="P31"><text:s text:c="12"/>self.userManager.get(login=login)</text:p>
      <text:p text:style-name="P31"><text:s text:c="8"/>actual_exception_message = str(catch.exception)</text:p>
      <text:p text:style-name="P31"><text:soft-page-break/></text:p>
      <text:p text:style-name="P31"><text:s text:c="8"/>self.assertEqual(expected_exception_message, actual_exception_message)</text:p>
      <text:p text:style-name="P31"/>
      <text:p text:style-name="P31"><text:s text:c="4"/>def test_CreateSuperuser_superuser_login_mysuperuser_password_123(self):</text:p>
      <text:p text:style-name="P31"><text:s text:c="8"/>expected_login = "mysuperuser"</text:p>
      <text:p text:style-name="P31"><text:s text:c="8"/>expected_password = "123"</text:p>
      <text:p text:style-name="P31"><text:s text:c="8"/>expected_is_staff = True</text:p>
      <text:p text:style-name="P31"><text:s text:c="8"/>expected_is_superuser = True</text:p>
      <text:p text:style-name="P31"/>
      <text:p text:style-name="P31"><text:s text:c="8"/>self.userManager.create_superuser(login=expected_login, password=expected_password)</text:p>
      <text:p text:style-name="P31"><text:s text:c="8"/>superuser = self.userManager.get(login=expected_login)</text:p>
      <text:p text:style-name="P31"><text:s text:c="8"/>salt = superuser.password.split('$')[2]</text:p>
      <text:p text:style-name="P31"><text:s text:c="8"/>actual_login = superuser.login</text:p>
      <text:p text:style-name="P31"><text:s text:c="8"/>actual_password = superuser.password</text:p>
      <text:p text:style-name="P31"><text:s text:c="8"/>actual_is_staff = superuser.is_staff</text:p>
      <text:p text:style-name="P31"><text:s text:c="8"/>actual_is_superuser = superuser.is_superuser</text:p>
      <text:p text:style-name="P31"/>
      <text:p text:style-name="P31"><text:s text:c="8"/>self.assertEqual(expected_login, actual_login)</text:p>
      <text:p text:style-name="P31"><text:s text:c="8"/>self.assertEqual(make_password(expected_password, salt=salt), actual_password)</text:p>
      <text:p text:style-name="P31"><text:s text:c="8"/>self.assertEqual(expected_is_staff, actual_is_staff)</text:p>
      <text:p text:style-name="P31"><text:s text:c="8"/>self.assertEqual(expected_is_superuser, actual_is_superuser)</text:p>
      <text:p text:style-name="P31"/>
      <text:p text:style-name="P31"><text:s text:c="4"/>def test_CreateSuperuser_must_have_a_login(self):</text:p>
      <text:p text:style-name="P31"><text:s text:c="8"/>expected_password = "123"</text:p>
      <text:p text:style-name="P31"><text:s text:c="8"/>expected_exception_message = "Users must have a login"</text:p>
      <text:p text:style-name="P31"/>
      <text:p text:style-name="P31"><text:soft-page-break/><text:s text:c="8"/>with self.assertRaises(ValueError) as catch:</text:p>
      <text:p text:style-name="P31"><text:s text:c="12"/>self.userManager.create_superuser(login=None, password=expected_password)</text:p>
      <text:p text:style-name="P31"/>
      <text:p text:style-name="P31"><text:s text:c="8"/>actual_exception_message = str(catch.exception)</text:p>
      <text:p text:style-name="P31"><text:s text:c="8"/>self.assertEqual(expected_exception_message, actual_exception_message)</text:p>
      <text:p text:style-name="P31"/>
      <text:p text:style-name="P31">class TC_User(TestCase):</text:p>
      <text:p text:style-name="P31"><text:s text:c="4"/>pass</text:p>
      <text:list text:continue-numbering="true" text:style-name="L1">
        <text:list-item>
          <text:list>
            <text:list-item>
              <text:p text:style-name="P36"><text:bookmark-start text:name="__RefHeading___Toc505_1363612312"/><text:s/><text:span text:style-name="T12">Приложение </text:span><text:span text:style-name="T14">gui</text:span><text:bookmark-end text:name="__RefHeading___Toc505_1363612312"/></text:p>
              <text:list>
                <text:list-item>
                  <text:p text:style-name="P37"><text:bookmark-start text:name="__RefHeading___Toc503_1363612312"/>U<text:span text:style-name="T6">rl</text:span><text:bookmark-end text:name="__RefHeading___Toc503_1363612312"/></text:p>
                  <text:p text:style-name="P38">l_admin/gui/urls.py</text:p>
                </text:list-item>
              </text:list>
            </text:list-item>
          </text:list>
        </text:list-item>
      </text:list>
      <text:p text:style-name="P31">from django.urls import path</text:p>
      <text:p text:style-name="P31">from . import views</text:p>
      <text:p text:style-name="P31">urlgui=[</text:p>
      <text:p text:style-name="P31"><text:s text:c="4"/>path('', views.SingIn, name='url-singin'),</text:p>
      <text:p text:style-name="P31"><text:s text:c="4"/>path('logout/', views.Logout, name='url-logout'),</text:p>
      <text:p text:style-name="P31"><text:s text:c="4"/>path('list', views.List, name='url-list'),</text:p>
      <text:p text:style-name="P31"><text:s text:c="4"/>path('list/&lt;int:id&gt;', views.List, name='url-list'),</text:p>
      <text:p text:style-name="P31"><text:s text:c="4"/>path('connect/ssh/&lt;int:id&gt;/', views.connect_ssh, name='url-connect-ssh'),</text:p>
      <text:p text:style-name="P31">]</text:p>
      <text:p text:style-name="P39"/>
      <text:list text:continue-numbering="true" text:style-name="L1">
        <text:list-item>
          <text:list>
            <text:list-item>
              <text:list>
                <text:list-item>
                  <text:p text:style-name="P40"><text:bookmark-start text:name="__RefHeading___Toc501_1363612312"/>Представления<text:bookmark-end text:name="__RefHeading___Toc501_1363612312"/></text:p>
                  <text:p text:style-name="P41">l_admin/gui/views.py</text:p>
                </text:list-item>
              </text:list>
            </text:list-item>
          </text:list>
        </text:list-item>
      </text:list>
      <text:p text:style-name="P31">from django.shortcuts import render,redirect</text:p>
      <text:p text:style-name="P31">from django.contrib.auth import authenticate, login, logout </text:p>
      <text:p text:style-name="P31">from django.http import HttpResponseRedirect, Http404, HttpResponse</text:p>
      <text:p text:style-name="P31">from API import models</text:p>
      <text:p text:style-name="P31">import paramiko</text:p>
      <text:p text:style-name="P31">import time</text:p>
      <text:p text:style-name="P31">from datetime import datetime</text:p>
      <text:p text:style-name="P31"># Create your views here.</text:p>
      <text:p text:style-name="P31">def SingIn(request):</text:p>
      <text:p text:style-name="P31"><text:s text:c="4"/>if request.method == 'GET':</text:p>
      <text:p text:style-name="P31"><text:s text:c="8"/>context = ''</text:p>
      <text:p text:style-name="P31"><text:s text:c="8"/>return render(request, 'Page/SingIn.html', {'context': context})</text:p>
      <text:p text:style-name="P31"/>
      <text:p text:style-name="P31"><text:s text:c="4"/>elif request.method == 'POST':</text:p>
      <text:p text:style-name="P31"><text:s text:c="8"/>username = request.POST.get('username', '')</text:p>
      <text:p text:style-name="P31"><text:s text:c="8"/>password = request.POST.get('password', '')</text:p>
      <text:p text:style-name="P31"/>
      <text:p text:style-name="P31"><text:s text:c="8"/>user = authenticate(request, username=username, password=password)</text:p>
      <text:p text:style-name="P31"><text:s text:c="8"/>if user is not None:</text:p>
      <text:p text:style-name="P31"><text:s text:c="12"/>login(request, user)</text:p>
      <text:p text:style-name="P31"><text:s text:c="12"/>return HttpResponseRedirect('/list')</text:p>
      <text:p text:style-name="P31"><text:s text:c="8"/>else:</text:p>
      <text:p text:style-name="P31"><text:s text:c="12"/>context = {'error': 'Wrong credintials'} <text:s/># to display error?</text:p>
      <text:p text:style-name="P31"><text:s text:c="12"/>return render(request, 'Page/SingIn.html', {'context': context})</text:p>
      <text:p text:style-name="P31"><text:soft-page-break/>def List(request,id=None):</text:p>
      <text:p text:style-name="P31"><text:s text:c="4"/>machins=models.Machin.objects.filter(user=request.user,user_monitor_permision=True)|models.Machin.objects.filter(other_monitor_permision=True)|models.Machin.objects.filter(group__in= models.Group.objects.filter(users=request.user),group_monitor_permision=True)</text:p>
      <text:p text:style-name="P31"><text:s text:c="4"/>machins=machins.order_by('id') </text:p>
      <text:p text:style-name="P31"><text:s text:c="4"/>if not request.user.is_authenticated: raise Http404</text:p>
      <text:p text:style-name="P31"><text:s text:c="4"/>if request.method == 'GET': </text:p>
      <text:p text:style-name="P31"><text:s text:c="8"/>return List_render(request,machins)</text:p>
      <text:p text:style-name="P31"><text:s text:c="4"/>elif request.method == 'POST':</text:p>
      <text:p text:style-name="P31"><text:s text:c="8"/>if 'id' in request.POST and id==0: models.Machin.objects.get(id=request.POST['id']).delete()</text:p>
      <text:p text:style-name="P31"><text:s text:c="8"/>elif 'group_filter' in request.POST: <text:s text:c="6"/></text:p>
      <text:p text:style-name="P31"><text:s text:c="12"/>machins=models.Machin.objects.all().filter(machin_group__id=request.POST['group_filter'])</text:p>
      <text:p text:style-name="P31"><text:s text:c="12"/>return List_render(request,machins)</text:p>
      <text:p text:style-name="P31"><text:s text:c="8"/>elif id!=None and id!=0:</text:p>
      <text:p text:style-name="P31"><text:s text:c="12"/>machin=models.Machin.objects.get(id=request.POST['id'])</text:p>
      <text:p text:style-name="P31"><text:s text:c="12"/>machin.name=request.POST['name']</text:p>
      <text:p text:style-name="P31"><text:s text:c="12"/>machin.group=models.Group.objects.get(id=request.POST['group'])</text:p>
      <text:p text:style-name="P31"><text:s text:c="12"/>machin.ip=request.POST['ip']</text:p>
      <text:p text:style-name="P31"><text:s text:c="12"/>machin.port=request.POST['port']</text:p>
      <text:p text:style-name="P31"><text:s text:c="12"/>machin.username=request.POST['username']</text:p>
      <text:p text:style-name="P31"><text:s text:c="12"/>if request.POST['password'] != "": machin.password=request.POST['password']</text:p>
      <text:p text:style-name="P31"><text:s text:c="12"/>machin.save()</text:p>
      <text:p text:style-name="P31"><text:s text:c="8"/>elif id==0: </text:p>
      <text:p text:style-name="P31"><text:s text:c="12"/>machin=models.Machin()</text:p>
      <text:p text:style-name="P31"><text:soft-page-break/><text:s text:c="12"/>machin.name=request.POST['name']</text:p>
      <text:p text:style-name="P31"><text:s text:c="12"/>machin.group=models.Group.objects.get(id=request.POST['group'])</text:p>
      <text:p text:style-name="P31"><text:s text:c="12"/>machin.ip=request.POST['ip']</text:p>
      <text:p text:style-name="P31"><text:s text:c="12"/>machin.port=request.POST['port']</text:p>
      <text:p text:style-name="P31"><text:s text:c="12"/>machin.username=request.POST['username']</text:p>
      <text:p text:style-name="P31"><text:s text:c="12"/>machin.password=request.POST['password']</text:p>
      <text:p text:style-name="P31"><text:s text:c="12"/>machin.user=request.user</text:p>
      <text:p text:style-name="P31"><text:s text:c="12"/>machin.history_save=bool(request.POST['history_save'])</text:p>
      <text:p text:style-name="P31"><text:s text:c="12"/>machin.history_save=bool(request.POST['history_save'])</text:p>
      <text:p text:style-name="P31"><text:s text:c="12"/>machin.save() </text:p>
      <text:p text:style-name="P31"><text:s text:c="8"/>return List_render(request,machins)</text:p>
      <text:p text:style-name="P31">def List_render(request,machins):</text:p>
      <text:p text:style-name="P31"><text:s text:c="4"/>return render(request, 'Page/MachinList.html', {</text:p>
      <text:p text:style-name="P31"><text:s text:c="8"/>"machins": machins,</text:p>
      <text:p text:style-name="P31"><text:s text:c="8"/>"form":models.MachinForm(),</text:p>
      <text:p text:style-name="P31"><text:s text:c="8"/>"machin_groups":models.Machin_Group.objects.all()</text:p>
      <text:p text:style-name="P31"><text:s text:c="8"/>})</text:p>
      <text:p text:style-name="P31">def connect_ssh(request,id):</text:p>
      <text:p text:style-name="P31"><text:s text:c="4"/>if not request.user.is_authenticated: raise Http404</text:p>
      <text:p text:style-name="P31"><text:s text:c="4"/>cmdout=""</text:p>
      <text:p text:style-name="P31"><text:s text:c="4"/>usr=request.user</text:p>
      <text:p text:style-name="P31"><text:s text:c="4"/>if request.method == 'POST':</text:p>
      <text:p text:style-name="P31"><text:s text:c="8"/>try:</text:p>
      <text:p text:style-name="P31"><text:s text:c="12"/>cmdout=ssh(id,usr,request.POST['cmdin'])</text:p>
      <text:p text:style-name="P31"><text:s text:c="12"/>print(cmdout)</text:p>
      <text:p text:style-name="P31"><text:s text:c="8"/>except:</text:p>
      <text:p text:style-name="P31"><text:s text:c="12"/>cmdout="ERROR connect"</text:p>
      <text:p text:style-name="P31"><text:soft-page-break/><text:s text:c="4"/>elif request.method == 'GET':</text:p>
      <text:p text:style-name="P31"><text:s text:c="8"/>try:</text:p>
      <text:p text:style-name="P31"><text:s text:c="12"/>cmdout=ssh(id,usr,"echo \"l_admin connect\"")</text:p>
      <text:p text:style-name="P31"><text:s text:c="8"/>except:</text:p>
      <text:p text:style-name="P31"><text:s text:c="12"/>cmdout="ERROR connect"</text:p>
      <text:p text:style-name="P31"><text:s text:c="4"/>return render(request, 'Page/Connect.html',{'cmdout':cmdout})</text:p>
      <text:p text:style-name="P31">#no render</text:p>
      <text:p text:style-name="P31">def ssh(id,usr,cmd):</text:p>
      <text:p text:style-name="P31"><text:s text:c="4"/>machin=models.Machin.objects.get(id=id)</text:p>
      <text:p text:style-name="P31"><text:s text:c="4"/>ssh_ = paramiko.SSHClient()</text:p>
      <text:p text:style-name="P31"><text:s text:c="4"/>ssh_.set_missing_host_key_policy(paramiko.AutoAddPolicy())</text:p>
      <text:p text:style-name="P31"><text:s text:c="4"/>ssh_.connect(str(machin.ip.ip), port=machin.port, username=machin.username,password=machin.password, timeout=3)</text:p>
      <text:p text:style-name="P31"><text:s text:c="4"/>(stdin, stdout, stderr) = ssh_.exec_command(cmd)</text:p>
      <text:p text:style-name="P31"><text:s text:c="4"/>cmdout=stdout.read().decode("utf-8")</text:p>
      <text:p text:style-name="P31"><text:s text:c="4"/>ssh_.close()</text:p>
      <text:p text:style-name="P31"><text:s text:c="4"/>#log</text:p>
      <text:p text:style-name="P31"><text:s text:c="4"/>fph=f"media/machin/{machin.id}_{machin.name}.txt"</text:p>
      <text:p text:style-name="P31"><text:s text:c="4"/>fpl=f"media/log/{machin.id}_{machin.name}.txt"</text:p>
      <text:p text:style-name="P31"><text:s text:c="4"/>try:</text:p>
      <text:p text:style-name="P31"><text:s text:c="8"/>log=models.Log.objects.get(machin=machin)</text:p>
      <text:p text:style-name="P31"><text:s text:c="4"/>except:</text:p>
      <text:p text:style-name="P31"><text:s text:c="8"/>log=models.Log()</text:p>
      <text:p text:style-name="P31"><text:s text:c="8"/>log.machin=machin</text:p>
      <text:p text:style-name="P31"><text:s text:c="8"/>log.history.name=fph</text:p>
      <text:p text:style-name="P31"><text:s text:c="8"/>log.log.name=fpl</text:p>
      <text:p text:style-name="P31"><text:s text:c="8"/>log.save()</text:p>
      <text:p text:style-name="P31"><text:soft-page-break/><text:s text:c="4"/>if machin.history_save: </text:p>
      <text:p text:style-name="P31"><text:s text:c="8"/>f = open(fph, "a")</text:p>
      <text:p text:style-name="P31"><text:s text:c="8"/>f.write("["+datetime.now().strftime("%a, %d %b %Y %H:%M:%S +0000")+"] "+cmd+"\n")</text:p>
      <text:p text:style-name="P31"><text:s text:c="8"/>f.close()</text:p>
      <text:p text:style-name="P31"><text:s text:c="4"/>if machin.log_save: </text:p>
      <text:p text:style-name="P31"><text:s text:c="8"/>f = open(fpl, "a")</text:p>
      <text:p text:style-name="P31"><text:s text:c="8"/>f.write(f"[{datetime.now().strftime('%a, %d %b %Y %H:%M:%S +0000')}]connect {usr} to {str(machin.ip.ip)}:{machin.port}\n")</text:p>
      <text:p text:style-name="P31"><text:s text:c="8"/>f.close()</text:p>
      <text:p text:style-name="P31"><text:s text:c="4"/>print(log)</text:p>
      <text:p text:style-name="P31"><text:s text:c="4"/>return cmdout</text:p>
      <text:p text:style-name="P31">def Logout(request):</text:p>
      <text:p text:style-name="P31"><text:s text:c="4"/>logout(request)</text:p>
      <text:p text:style-name="P31"><text:s text:c="4"/>return redirect('url-singin')</text:p>
      <text:p text:style-name="P31">#StatusCustom</text:p>
      <text:p text:style-name="P31">def handler400(request,exception): </text:p>
      <text:p text:style-name="P31"><text:s text:c="4"/>response = render(request, "Page/Status.html", {"status": 400})</text:p>
      <text:p text:style-name="P31"><text:s text:c="4"/>response.status_code = 400</text:p>
      <text:p text:style-name="P31"><text:s text:c="4"/>return response</text:p>
      <text:p text:style-name="P31">def handler403(request,exception):</text:p>
      <text:p text:style-name="P31"><text:s text:c="4"/>response = render(request, "Page/Status.html", {"status": 403})</text:p>
      <text:p text:style-name="P31"><text:s text:c="4"/>response.status_code = 403</text:p>
      <text:p text:style-name="P31"><text:s text:c="4"/>return response</text:p>
      <text:p text:style-name="P31">def handler404(request,exception): <text:s/></text:p>
      <text:p text:style-name="P31"><text:s text:c="4"/>response = render(request, "Page/Status.html", {"status": 404})</text:p>
      <text:p text:style-name="P31"><text:s text:c="4"/>response.status_code = 404</text:p>
      <text:p text:style-name="P31"><text:soft-page-break/><text:s text:c="4"/>return response</text:p>
      <text:p text:style-name="P31">def handler500(request):</text:p>
      <text:p text:style-name="P31"><text:s text:c="4"/>response = render(request, "Page/Status.html", {"status": 500})</text:p>
      <text:p text:style-name="P31"><text:s text:c="4"/>response.status_code = 500</text:p>
      <text:p text:style-name="P31"><text:s text:c="4"/>return response</text:p>
      <text:list text:continue-numbering="true" text:style-name="L1">
        <text:list-item>
          <text:list>
            <text:list-item>
              <text:list>
                <text:list-item>
                  <text:p text:style-name="P42"><text:bookmark-start text:name="__RefHeading___Toc499_1363612312"/><text:span text:style-name="T13">S</text:span>tatic<text:bookmark-end text:name="__RefHeading___Toc499_1363612312"/></text:p>
                  <text:p text:style-name="P43">l_admin/gui/static/style.css</text:p>
                </text:list-item>
              </text:list>
            </text:list-item>
          </text:list>
        </text:list-item>
      </text:list>
      <text:p text:style-name="P31">body{</text:p>
      <text:p text:style-name="P31"><text:tab/>margin-bottom:5vh;</text:p>
      <text:p text:style-name="P31">}</text:p>
      <text:p text:style-name="P31">footer {</text:p>
      <text:p text:style-name="P31"><text:s text:c="2"/><text:tab/>position: fixed;</text:p>
      <text:p text:style-name="P31"><text:tab/>left: 0;</text:p>
      <text:p text:style-name="P31"><text:s/><text:tab/>bottom: 0;</text:p>
      <text:p text:style-name="P31"><text:s/><text:tab/>width: 100%;</text:p>
      <text:p text:style-name="P31"><text:s text:c="2"/><text:tab/>background-color: #000D2D; </text:p>
      <text:p text:style-name="P31">}</text:p>
      <text:p text:style-name="P31">footer a,footer a:link,footer a:active,footer a:visited,footer a:hover {</text:p>
      <text:p text:style-name="P31"><text:tab/>color: white;</text:p>
      <text:p text:style-name="P31"><text:tab/>font-size: 2vh;</text:p>
      <text:p text:style-name="P31">}</text:p>
      <text:p text:style-name="P31">button{</text:p>
      <text:p text:style-name="P31"><text:tab/>color: white;</text:p>
      <text:p text:style-name="P31"><text:tab/>width: 100px;</text:p>
      <text:p text:style-name="P31"><text:tab/>height: 40px; </text:p>
      <text:p text:style-name="P31"><text:tab/>background: #0C00C0;</text:p>
      <text:p text:style-name="P31"><text:soft-page-break/><text:tab/>border-radius: 5px; </text:p>
      <text:p text:style-name="P31"><text:tab/>text-align: center;</text:p>
      <text:p text:style-name="P31">}</text:p>
      <text:p text:style-name="P31">input,</text:p>
      <text:p text:style-name="P31">input:-webkit-autofill,</text:p>
      <text:p text:style-name="P31">input:-webkit-autofill:hover, </text:p>
      <text:p text:style-name="P31">input:-webkit-autofill:focus,</text:p>
      <text:p text:style-name="P31">textarea:-webkit-autofill,</text:p>
      <text:p text:style-name="P31">textarea:-webkit-autofill:hover,</text:p>
      <text:p text:style-name="P31">textarea:-webkit-autofill:focus,</text:p>
      <text:p text:style-name="P31">select:-webkit-autofill,</text:p>
      <text:p text:style-name="P31">select:-webkit-autofill:hover,</text:p>
      <text:p text:style-name="P31">select:-webkit-autofill:focus {</text:p>
      <text:p text:style-name="P31"><text:s text:c="2"/><text:tab/>-webkit-text-fill-color: black;</text:p>
      <text:p text:style-name="P31"><text:s text:c="2"/><text:tab/>-webkit-box-shadow: 0 0 0px 1000px white inset;</text:p>
      <text:p text:style-name="P31"><text:tab/>border-radius: 0.4vh;</text:p>
      <text:p text:style-name="P31">}</text:p>
      <text:p text:style-name="P31">.center{</text:p>
      <text:p text:style-name="P31"><text:tab/>width: 100%; </text:p>
      <text:p text:style-name="P31"><text:tab/>display: grid; </text:p>
      <text:p text:style-name="P31"><text:tab/>place-items: center;</text:p>
      <text:p text:style-name="P31">.box{</text:p>
      <text:p text:style-name="P31"><text:tab/>box-shadow: 0 0 0.8vh 0.1vh black;</text:p>
      <text:p text:style-name="P31"><text:tab/>border-radius: 0.8vh;</text:p>
      <text:p text:style-name="P31">}</text:p>
      <text:list text:continue-numbering="true" text:style-name="L1">
        <text:list-item>
          <text:list>
            <text:list-item>
              <text:list>
                <text:list-item>
                  <text:p text:style-name="P42"><text:bookmark-start text:name="__RefHeading___Toc497_1363612312"/><text:soft-page-break/><text:span text:style-name="T13">T</text:span>emplates<text:bookmark-end text:name="__RefHeading___Toc497_1363612312"/></text:p>
                  <text:list>
                    <text:list-item>
                      <text:p text:style-name="P44"><text:bookmark-start text:name="__RefHeading___Toc995_1363612312"/>MainTemplate.html<text:bookmark-end text:name="__RefHeading___Toc995_1363612312"/></text:p>
                      <text:list>
                        <text:list-header>
                          <text:p text:style-name="P45">l_admin/gui/templates/Sample/MainTemplate.html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{% load static %}</text:p>
      <text:p text:style-name="P31">&lt;!DOCTYPE html&gt;</text:p>
      <text:p text:style-name="P31">&lt;html&gt;</text:p>
      <text:p text:style-name="P31"><text:s text:c="4"/>&lt;head&gt;</text:p>
      <text:p text:style-name="P31"><text:tab/><text:tab/>&lt;link href="{% static 'style.css' %}" rel="stylesheet"/&gt;</text:p>
      <text:p text:style-name="P31"><text:tab/><text:tab/>&lt;link <text:s/>rel="icon" href="{% static "logo.png" %}" {% static "images/logo.png" %}/&gt;</text:p>
      <text:p text:style-name="P31"><text:tab/><text:tab/>&lt;meta content="width=device-width, initial-scale=1" name="viewport" /&gt;<text:tab/></text:p>
      <text:p text:style-name="P31"><text:s text:c="8"/>&lt;title&gt;<text:tab/></text:p>
      <text:p text:style-name="P31"><text:tab/><text:tab/>{% block title%}</text:p>
      <text:p text:style-name="P31"><text:tab/><text:tab/>{% endblock title%} <text:s/><text:tab/></text:p>
      <text:p text:style-name="P31"><text:tab/><text:tab/>&lt;/title&gt;</text:p>
      <text:p text:style-name="P31"><text:s text:c="4"/>&lt;/head&gt; <text:s text:c="3"/></text:p>
      <text:p text:style-name="P31">&lt;body&gt;</text:p>
      <text:p text:style-name="P31"><text:s text:c="4"/>&lt;header&gt;</text:p>
      <text:p text:style-name="P31"><text:s text:c="4"/>&lt;/header&gt;</text:p>
      <text:p text:style-name="P31">&lt;main&gt;</text:p>
      <text:p text:style-name="P31">{% block main%}</text:p>
      <text:p text:style-name="P31">{% endblock main%} <text:s/></text:p>
      <text:p text:style-name="P31">&lt;/main&gt;</text:p>
      <text:p text:style-name="P31">&lt;footer style=" text-align: left;"&gt;</text:p>
      <text:p text:style-name="P31"><text:tab/>&lt;a href="{%url 'admin:index' %}"&gt;Admin&lt;/a&gt;</text:p>
      <text:p text:style-name="P31"><text:tab/>&lt;a href="{%url 'url-list' %}"&gt;List&lt;/a&gt;</text:p>
      <text:p text:style-name="P31"><text:soft-page-break/><text:tab/>&lt;a href="{%url 'url-logout' %}"&gt; Logout&lt;/a&gt;</text:p>
      <text:p text:style-name="P31">&lt;/footer&gt;</text:p>
      <text:p text:style-name="P31">&lt;/body&gt; <text:s text:c="3"/></text:p>
      <text:p text:style-name="P31">&lt;/html&gt;</text:p>
      <text:list text:continue-numbering="true" text:style-name="L1">
        <text:list-item>
          <text:list>
            <text:list-item>
              <text:list>
                <text:list-item>
                  <text:p text:style-name="P44"><text:bookmark-start text:name="__RefHeading___Toc993_1363612312"/>Страницы<text:bookmark-end text:name="__RefHeading___Toc993_1363612312"/></text:p>
                  <text:list>
                    <text:list-item>
                      <text:p text:style-name="P44"><text:bookmark-start text:name="__RefHeading___Toc991_1363612312"/>Connect.html<text:bookmark-end text:name="__RefHeading___Toc991_1363612312"/></text:p>
                      <text:list>
                        <text:list-header>
                          <text:p text:style-name="P46">l_admin/gui/templates/Page/Connect.html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{% extends 'Sample/MainTemplate.html' %}</text:p>
      <text:p text:style-name="P31">{% block title%}</text:p>
      <text:p text:style-name="P31"><text:tab/>Подключение</text:p>
      <text:p text:style-name="P31">{% endblock title%} </text:p>
      <text:p text:style-name="P31">{% block main%}</text:p>
      <text:p text:style-name="P31">&lt;style&gt;</text:p>
      <text:p text:style-name="P31"><text:tab/>button,input{<text:tab/></text:p>
      <text:p text:style-name="P31"><text:tab/><text:tab/>height: 4vh;</text:p>
      <text:p text:style-name="P31"><text:tab/><text:tab/>font-size: 2vh;</text:p>
      <text:p text:style-name="P31"><text:tab/><text:tab/>width: 5%;</text:p>
      <text:p text:style-name="P31"><text:tab/>}</text:p>
      <text:p text:style-name="P31"><text:tab/>div{</text:p>
      <text:p text:style-name="P31"><text:tab/><text:tab/>margin: 0.8vh;<text:tab/></text:p>
      <text:p text:style-name="P31"><text:tab/><text:tab/>text-align: center;</text:p>
      <text:p text:style-name="P31"><text:tab/>}</text:p>
      <text:p text:style-name="P31"><text:tab/>body {</text:p>
      <text:p text:style-name="P31"><text:s text:c="3"/><text:tab/><text:tab/>height: 100%;</text:p>
      <text:p text:style-name="P31"><text:s text:c="3"/><text:tab/><text:tab/>overflow-y: hidden;</text:p>
      <text:p text:style-name="P31"><text:tab/>}</text:p>
      <text:p text:style-name="P31"><text:soft-page-break/>&lt;/style&gt;</text:p>
      <text:p text:style-name="P31">&lt;div class="center" style="min-height: 100vh;"&gt;</text:p>
      <text:p text:style-name="P31"><text:tab/>&lt;div class="box" style="place-items: start; display: flex; flex-direction: column; justify-content: flex-start; width: 80%; height:80%; "&gt;<text:tab/>&lt;div class="box" style="padding: 5px;margin: 35px; place-items: start; display: flex; flex-direction: column; justify-content: flex-start; width: 80%; height:80%; text-align: left; overflow-y: scroll;"&gt;</text:p>
      <text:p text:style-name="P31"><text:tab/>{{cmdout | linebreaksbr}}</text:p>
      <text:p text:style-name="P31"><text:tab/>&lt;/div&gt;</text:p>
      <text:p text:style-name="P31"><text:tab/>&lt;form action = "" method = "POST" style="width: 80%; text-align: left; padding: 35px; padding-top: 0px;"&gt;</text:p>
      <text:p text:style-name="P31"><text:s text:c="4"/>{% csrf_token %} </text:p>
      <text:p text:style-name="P31"><text:tab/>&lt;input id="cmdin" style="width: 80%;" type="text" name="cmdin" /&gt;</text:p>
      <text:p text:style-name="P31"><text:tab/>&lt;button type="submit"&gt;enter&lt;/button&gt;</text:p>
      <text:p text:style-name="P31"><text:tab/>&lt;/div&gt;</text:p>
      <text:p text:style-name="P31">&lt;/div&gt;</text:p>
      <text:p text:style-name="P31">{% endblock main%} </text:p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4"><text:bookmark-start text:name="__RefHeading___Toc989_1363612312"/>MachinList.html<text:bookmark-end text:name="__RefHeading___Toc989_1363612312"/></text:p>
                      <text:list>
                        <text:list-header>
                          <text:p text:style-name="P47">l_admi<text:span text:style-name="T15">n</text:span>/gui/templates/Page/MachinList.html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{% extends 'Sample/MainTemplate.html' %}</text:p>
      <text:p text:style-name="P31">{% block title%}</text:p>
      <text:p text:style-name="P31"><text:tab/>Войти</text:p>
      <text:p text:style-name="P31">{% endblock title%} </text:p>
      <text:p text:style-name="P31">{% block main%}</text:p>
      <text:p text:style-name="P31">&lt;style&gt;</text:p>
      <text:p text:style-name="P31"><text:tab/>button,input{<text:tab/></text:p>
      <text:p text:style-name="P31"><text:tab/><text:tab/>height: 4vh;</text:p>
      <text:p text:style-name="P31"><text:tab/><text:tab/>width: 10vh;</text:p>
      <text:p text:style-name="P31"><text:soft-page-break/><text:tab/><text:tab/>font-size: 2vh;</text:p>
      <text:p text:style-name="P31"><text:tab/>}</text:p>
      <text:p text:style-name="P31"><text:tab/>div{</text:p>
      <text:p text:style-name="P31"><text:tab/><text:tab/>margin: 0.8vh;<text:tab/></text:p>
      <text:p text:style-name="P31"><text:tab/><text:tab/>text-align: center;</text:p>
      <text:p text:style-name="P31"><text:tab/>}</text:p>
      <text:p text:style-name="P31"><text:tab/>input{</text:p>
      <text:p text:style-name="P31"><text:tab/><text:tab/>width:19vh;</text:p>
      <text:p text:style-name="P31"><text:tab/>}</text:p>
      <text:p text:style-name="P31"><text:tab/>.tf input{</text:p>
      <text:p text:style-name="P31"><text:tab/><text:tab/>height: 2vh;</text:p>
      <text:p text:style-name="P31"><text:tab/><text:tab/>width: 2vh;</text:p>
      <text:p text:style-name="P31"><text:tab/><text:tab/>font-size: 2vh;</text:p>
      <text:p text:style-name="P31"><text:tab/>}</text:p>
      <text:p text:style-name="P31">&lt;/style&gt;</text:p>
      <text:p text:style-name="P31">&lt;div class="center" style="min-height: 90vh;"&gt;</text:p>
      <text:p text:style-name="P31"><text:tab/>&lt;div class="box" style="place-items: start; display: flex; flex-direction: row; justify-content: flex-start; width: 80%; height:80%; "&gt;</text:p>
      <text:p text:style-name="P31"><text:tab/><text:tab/>&lt;table&gt;</text:p>
      <text:p text:style-name="P31"><text:tab/><text:tab/>&lt;tr&gt;</text:p>
      <text:p text:style-name="P31"><text:tab/><text:tab/><text:tab/> <text:s/>&lt;th&gt;Имя&lt;/th&gt;</text:p>
      <text:p text:style-name="P31"><text:tab/><text:tab/><text:tab/> <text:s/>&lt;th&gt;Группа&lt;/th&gt;</text:p>
      <text:p text:style-name="P31"><text:tab/><text:tab/><text:tab/> <text:s/>&lt;th&gt;Ip&lt;/th&gt;</text:p>
      <text:p text:style-name="P31"><text:tab/><text:tab/><text:tab/> <text:s/>&lt;th&gt;Port&lt;/th&gt;</text:p>
      <text:p text:style-name="P31"><text:tab/><text:tab/><text:tab/> <text:s/>&lt;th&gt;Имя&lt;/th&gt;</text:p>
      <text:p text:style-name="P31"><text:tab/><text:tab/><text:tab/> <text:s/>&lt;th&gt;Пароль&lt;/th&gt;</text:p>
      <text:p text:style-name="P31"><text:tab/><text:tab/><text:tab/> <text:s/>&lt;th&gt;Обновить&lt;/th&gt;</text:p>
      <text:p text:style-name="P31"><text:soft-page-break/><text:tab/><text:tab/><text:tab/> <text:s/>&lt;th&gt;Удалить&lt;/th&gt;</text:p>
      <text:p text:style-name="P31"><text:tab/><text:tab/><text:tab/> <text:s/>&lt;th&gt;Подключится&lt;/th&gt;</text:p>
      <text:p text:style-name="P31"><text:tab/><text:tab/>&lt;/tr&gt;</text:p>
      <text:p text:style-name="P31"><text:tab/><text:tab/>{%for machin in machins%}<text:tab/></text:p>
      <text:p text:style-name="P31"><text:tab/><text:tab/>&lt;tr&gt;</text:p>
      <text:p text:style-name="P31"><text:tab/><text:tab/><text:tab/>&lt;form method="post" onsubmit="return confirm('Вы уверены?');"&gt;</text:p>
      <text:p text:style-name="P31"><text:tab/><text:tab/><text:tab/><text:tab/>{% csrf_token %}</text:p>
      <text:p text:style-name="P31"><text:tab/><text:tab/><text:tab/><text:tab/>&lt;td&gt;{{machin.form.name}}&lt;/td&gt;</text:p>
      <text:p text:style-name="P31"><text:tab/><text:tab/><text:tab/><text:tab/>&lt;td&gt;{{machin.form.group}}&lt;/td&gt;</text:p>
      <text:p text:style-name="P31"><text:tab/><text:tab/><text:tab/><text:tab/>&lt;td&gt;{{machin.form.ip}}&lt;/td&gt;</text:p>
      <text:p text:style-name="P31"><text:tab/><text:tab/><text:tab/><text:tab/>&lt;td&gt;{{machin.form.port}}&lt;/td&gt;</text:p>
      <text:p text:style-name="P31"><text:tab/><text:tab/><text:tab/><text:tab/>&lt;td&gt;{{machin.form.username}}&lt;/td&gt;</text:p>
      <text:p text:style-name="P31"><text:tab/><text:tab/><text:tab/><text:tab/>&lt;td&gt;{{machin.form.password}}&lt;/td&gt;</text:p>
      <text:p text:style-name="P31"><text:tab/><text:tab/><text:tab/><text:tab/>&lt;input type="hidden" value="{{ machin.id }}" name="id"&gt;</text:p>
      <text:p text:style-name="P31"><text:tab/><text:tab/><text:tab/><text:tab/>&lt;td&gt;&lt;button <text:s/>formaction={% url 'url-list' <text:s/>machin.id %} <text:s/>type="submit"&gt;Обновить&lt;/button&gt;&lt;/td&gt;</text:p>
      <text:p text:style-name="P31"><text:tab/><text:tab/><text:tab/><text:tab/>&lt;td&gt;&lt;button <text:s/>formaction={% url 'url-list' 0 %} <text:s/>type="submit"&gt;Удалить&lt;/button&gt;&lt;/td&gt;</text:p>
      <text:p text:style-name="P31"><text:tab/><text:tab/><text:tab/>&lt;/form&gt;<text:tab/></text:p>
      <text:p text:style-name="P31"><text:tab/><text:tab/><text:tab/><text:tab/>&lt;td&gt;</text:p>
      <text:p text:style-name="P31"><text:tab/><text:tab/><text:tab/><text:tab/><text:tab/>&lt;a href="{% url 'url-connect-ssh' machin.id %}"&gt;подключится&lt;/a&gt;</text:p>
      <text:p text:style-name="P31"><text:tab/><text:tab/><text:tab/><text:tab/>&lt;/td&gt;</text:p>
      <text:p text:style-name="P31"><text:tab/><text:tab/>&lt;/tr&gt;</text:p>
      <text:p text:style-name="P31"><text:tab/><text:tab/>{%endfor%}</text:p>
      <text:p text:style-name="P31"><text:tab/><text:tab/>&lt;tr&gt;</text:p>
      <text:p text:style-name="P31"><text:tab/><text:tab/><text:tab/> <text:s/>&lt;th&gt;Имя&lt;/th&gt;</text:p>
      <text:p text:style-name="P31"><text:tab/><text:tab/><text:tab/> <text:s/>&lt;th&gt;Группа&lt;/th&gt;</text:p>
      <text:p text:style-name="P31"><text:soft-page-break/><text:tab/><text:tab/><text:tab/> <text:s/>&lt;th&gt;Ip&lt;/th&gt;</text:p>
      <text:p text:style-name="P31"><text:tab/><text:tab/><text:tab/> <text:s/>&lt;th&gt;Port&lt;/th&gt;</text:p>
      <text:p text:style-name="P31"><text:tab/><text:tab/><text:tab/> <text:s/>&lt;th&gt;Имя&lt;/th&gt;</text:p>
      <text:p text:style-name="P31"><text:tab/><text:tab/><text:tab/> <text:s/>&lt;th&gt;Пароль&lt;/th&gt;</text:p>
      <text:p text:style-name="P31"><text:tab/><text:tab/><text:tab/> <text:s/>&lt;th&gt;Лог&lt;/th&gt;</text:p>
      <text:p text:style-name="P31"><text:tab/><text:tab/><text:tab/> <text:s/>&lt;th&gt;История&lt;/th&gt;</text:p>
      <text:p text:style-name="P31"><text:tab/><text:tab/><text:tab/> <text:s/>&lt;th&gt;Добавить&lt;/th&gt;</text:p>
      <text:p text:style-name="P31"><text:tab/><text:tab/>&lt;/tr&gt;</text:p>
      <text:p text:style-name="P31"><text:tab/><text:tab/>&lt;tr&gt;</text:p>
      <text:p text:style-name="P31"><text:tab/><text:tab/><text:tab/>&lt;form method="post" onsubmit="return confirm('Вы уверены?');"&gt;</text:p>
      <text:p text:style-name="P31"><text:tab/><text:tab/><text:tab/><text:tab/>{% csrf_token %}</text:p>
      <text:p text:style-name="P31"><text:tab/><text:tab/><text:tab/><text:tab/>&lt;td&gt;{{form.name}}&lt;/td&gt;</text:p>
      <text:p text:style-name="P31"><text:s text:c="4"/><text:tab/><text:tab/><text:tab/>&lt;td&gt;{{form.group }}&lt;/td&gt;<text:tab/></text:p>
      <text:p text:style-name="P31"><text:tab/><text:tab/><text:tab/><text:tab/>&lt;td&gt;{{form.ip}}&lt;/td&gt;</text:p>
      <text:p text:style-name="P31"><text:tab/><text:tab/><text:tab/><text:tab/>&lt;td&gt;{{form.port}}&lt;/td&gt;</text:p>
      <text:p text:style-name="P31"><text:tab/><text:tab/><text:tab/><text:tab/>&lt;td&gt;{{form.username}}&lt;/td&gt;</text:p>
      <text:p text:style-name="P31"><text:tab/><text:tab/><text:tab/><text:tab/>&lt;td&gt;{{form.password}}&lt;/td&gt;</text:p>
      <text:p text:style-name="P31"><text:tab/><text:tab/><text:tab/><text:tab/>&lt;td class="tf"&gt;{{form.log_save}}&lt;/td&gt;</text:p>
      <text:p text:style-name="P31"><text:tab/><text:tab/><text:tab/><text:tab/>&lt;td class="tf"&gt;{{form.history_save}}&lt;/td&gt;</text:p>
      <text:p text:style-name="P31"><text:tab/><text:tab/><text:tab/><text:tab/>&lt;td&gt;&lt;button formaction={% url 'url-list' 0%} <text:s/>type="submit"&gt;Добавить&lt;/button&gt;&lt;/td&gt;</text:p>
      <text:p text:style-name="P31"><text:tab/><text:tab/><text:tab/>&lt;/form&gt;</text:p>
      <text:p text:style-name="P31"><text:tab/><text:tab/>&lt;/tr&gt;</text:p>
      <text:p text:style-name="P31"><text:tab/><text:tab/>&lt;table&gt;</text:p>
      <text:p text:style-name="P31"><text:tab/><text:tab/>&lt;div style="display: flex; flex-direction: column; width: 10vh"&gt;</text:p>
      <text:p text:style-name="P31"><text:tab/><text:tab/><text:tab/>&lt;form method="post"&gt;</text:p>
      <text:p text:style-name="P31"><text:tab/><text:tab/><text:tab/>{% csrf_token %}</text:p>
      <text:p text:style-name="P31"><text:soft-page-break/><text:tab/><text:tab/><text:tab/>&lt;select name="group_filter" id="group_filter" <text:s/>multiple&gt; </text:p>
      <text:p text:style-name="P31"><text:tab/><text:tab/><text:tab/>{%for machin_group in machin_groups%}<text:tab/></text:p>
      <text:p text:style-name="P31"><text:tab/><text:tab/><text:tab/><text:tab/><text:tab/>&lt;option value='{{machin_group.id}}'&gt;{{machin_group.name}}&lt;/option&gt;</text:p>
      <text:p text:style-name="P31"><text:tab/><text:tab/><text:tab/>{%endfor%}</text:p>
      <text:p text:style-name="P31"><text:tab/><text:tab/><text:tab/>&lt;/select&gt;</text:p>
      <text:p text:style-name="P31"><text:tab/><text:tab/><text:tab/>&lt;button formaction={% url 'url-list'%} type="submit"&gt;Фильтр&lt;/button&gt;</text:p>
      <text:p text:style-name="P31"><text:tab/><text:tab/>&lt;/form&gt;<text:tab/></text:p>
      <text:p text:style-name="P31"><text:tab/><text:tab/>&lt;/div&gt;</text:p>
      <text:p text:style-name="P31"><text:tab/>&lt;/div&gt;</text:p>
      <text:p text:style-name="P31">&lt;/div&gt;</text:p>
      <text:p text:style-name="P31">{% endblock main%} <text:s/></text:p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4"><text:bookmark-start text:name="__RefHeading___Toc987_1363612312"/>SingIn.html<text:bookmark-end text:name="__RefHeading___Toc987_1363612312"/></text:p>
                      <text:list>
                        <text:list-header>
                          <text:p text:style-name="P48">l_admin/gui/templates/Page/SingIn.html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{% extends 'Sample/MainTemplate.html' %}</text:p>
      <text:p text:style-name="P31">{% block title%}</text:p>
      <text:p text:style-name="P31"><text:tab/>Войти</text:p>
      <text:p text:style-name="P31">{% endblock title%} </text:p>
      <text:p text:style-name="P31">{% block main%}</text:p>
      <text:p text:style-name="P31">&lt;style&gt;</text:p>
      <text:p text:style-name="P31"><text:tab/>button,input{<text:tab/></text:p>
      <text:p text:style-name="P31"><text:tab/><text:tab/>height: 4vh;</text:p>
      <text:p text:style-name="P31"><text:tab/><text:tab/>width: 30vh;</text:p>
      <text:p text:style-name="P31"><text:tab/><text:tab/>font-size: 2vh;</text:p>
      <text:p text:style-name="P31"><text:tab/>}</text:p>
      <text:p text:style-name="P31"><text:soft-page-break/><text:tab/>div{</text:p>
      <text:p text:style-name="P31"><text:tab/><text:tab/>margin: 0.8vh;<text:tab/></text:p>
      <text:p text:style-name="P31"><text:tab/><text:tab/>text-align: center;</text:p>
      <text:p text:style-name="P31"><text:tab/>}</text:p>
      <text:p text:style-name="P31">&lt;/style&gt;</text:p>
      <text:p text:style-name="P31">&lt;form method="post" class="center" style="min-height: 90vh"&gt;</text:p>
      <text:p text:style-name="P31"><text:tab/>{% csrf_token %}</text:p>
      <text:p text:style-name="P31"><text:tab/>&lt;div class="box" style="display: flex; flex-direction: column; justify-content: space-around;"&gt;</text:p>
      <text:p text:style-name="P31"><text:tab/><text:tab/>&lt;div&gt;</text:p>
      <text:p text:style-name="P31"><text:tab/><text:tab/>&lt;input type="text" name="username" placeholder="Логин" required&gt;</text:p>
      <text:p text:style-name="P31"><text:tab/><text:tab/>&lt;/div&gt;</text:p>
      <text:p text:style-name="P31"><text:tab/><text:tab/>&lt;div&gt;</text:p>
      <text:p text:style-name="P31"><text:s text:c="4"/><text:tab/>&lt;input type="password" name="password" placeholder="Пароль" required&gt;</text:p>
      <text:p text:style-name="P31"><text:tab/><text:tab/>&lt;/div&gt;</text:p>
      <text:p text:style-name="P31"><text:tab/><text:tab/>&lt;div&gt;</text:p>
      <text:p text:style-name="P31"><text:s text:c="4"/><text:tab/>&lt;button type="submit"&gt;Войти&lt;/button&gt;</text:p>
      <text:p text:style-name="P31"><text:tab/><text:tab/>&lt;/div&gt;</text:p>
      <text:p text:style-name="P31"><text:tab/>&lt;/div&gt;</text:p>
      <text:p text:style-name="P31">&lt;/form&gt;</text:p>
      <text:p text:style-name="P31">{% endblock main%} <text:s/></text:p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4"><text:bookmark-start text:name="__RefHeading___Toc1291_1363612312"/>Status.html<text:bookmark-end text:name="__RefHeading___Toc1291_1363612312"/></text:p>
                      <text:list>
                        <text:list-header>
                          <text:p text:style-name="P48">l_admin/gui/templates/Page/Status.html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{% extends 'Sample/MainTemplate.html' %}</text:p>
      <text:p text:style-name="P31">{% block title%}</text:p>
      <text:p text:style-name="P31"><text:tab/>{{status}}</text:p>
      <text:p text:style-name="P31"><text:soft-page-break/>{% endblock title%} </text:p>
      <text:p text:style-name="P31">{% block main%}</text:p>
      <text:p text:style-name="P31">&lt;div class="center" style="min-height: 60vh"&gt;</text:p>
      <text:p text:style-name="P31"><text:tab/>&lt;div&gt;</text:p>
      <text:p text:style-name="P31"><text:tab/>&lt;h1 style="text-align: justify; font-size: 800%"&gt;{{status}}&lt;/h1&gt;</text:p>
      <text:p text:style-name="P31"><text:tab/>&lt;h2 style="text-align: justify; font-size: 400%"&gt;Ooops!&lt;/h2&gt;</text:p>
      <text:p text:style-name="P31"><text:tab/>&lt;/div&gt;</text:p>
      <text:p text:style-name="P31">&lt;/div&gt;</text:p>
      <text:p text:style-name="P31">{% endblock main%} </text:p>
      <text:p text:style-name="P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0866in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8902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>
        <style:tab-stops/>
      </style:paragraph-properties>
      <style:text-properties style:font-name="Times New Roman1" fo:font-family="'Times New Roman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keep-with-next="always"/>
      <style:text-properties fo:color="#000000" loext:opacity="100%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335in" style:type="center"/>
          <style:tab-stop style:position="7.066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6pt" style:font-size-asian="16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normal" officeooo:paragraph-rsid="00d00e5f" style:font-weight-asian="normal" style:font-weight-complex="normal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cccf9a"/>
    </style:style>
    <style:style style:name="MT2" style:family="text">
      <style:text-properties officeooo:rsid="0100395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8075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К</text:span>П <text:span text:style-name="MT2">11</text:span>.01 П50-8-21 11 24</text:p>
      </style:header>
      <style:header-first>
        <text:p text:style-name="Header_20_left"/>
      </style:header-first>
      <style:footer>
        <text:p text:style-name="MP2"><text:page-number text:select-page="current">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21:57:53.905961659</meta:creation-date>
    <dc:date>2024-11-26T09:03:46.798184481</dc:date>
    <meta:editing-duration>P1DT10H38M16S</meta:editing-duration>
    <meta:editing-cycles>313</meta:editing-cycles>
    <meta:generator>LibreOffice/24.8.3.2$Linux_X86_64 LibreOffice_project/480$Build-2</meta:generator>
    <meta:document-statistic meta:table-count="1" meta:image-count="0" meta:object-count="0" meta:page-count="39" meta:paragraph-count="839" meta:word-count="2259" meta:character-count="28639" meta:non-whitespace-character-count="24452"/>
  </office:meta>
</office:document-meta>
</file>